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>
      <style:text-properties officeooo:paragraph-rsid="00644659"/>
    </style:style>
    <style:style style:name="P10" style:family="paragraph" style:parent-style-name="Standard">
      <style:text-properties officeooo:paragraph-rsid="0065b742"/>
    </style:style>
    <style:style style:name="P11" style:family="paragraph" style:parent-style-name="Standard">
      <style:text-properties officeooo:paragraph-rsid="00692869"/>
    </style:style>
    <style:style style:name="P12" style:family="paragraph" style:parent-style-name="Standard">
      <style:text-properties officeooo:paragraph-rsid="006c8035"/>
    </style:style>
    <style:style style:name="P13" style:family="paragraph" style:parent-style-name="Standard">
      <style:text-properties officeooo:paragraph-rsid="00692869" fo:background-color="#ffff00"/>
    </style:style>
    <style:style style:name="P14" style:family="paragraph" style:parent-style-name="Standard">
      <style:text-properties officeooo:paragraph-rsid="0106d388" fo:background-color="#ffff00"/>
    </style:style>
    <style:style style:name="P15" style:family="paragraph" style:parent-style-name="Standard">
      <style:text-properties officeooo:paragraph-rsid="000d7f92" fo:background-color="#ffff00"/>
    </style:style>
    <style:style style:name="P16" style:family="paragraph" style:parent-style-name="Standard">
      <style:text-properties officeooo:paragraph-rsid="000ea2a3" fo:background-color="#ffff00"/>
    </style:style>
    <style:style style:name="P17" style:family="paragraph" style:parent-style-name="Standard">
      <style:text-properties officeooo:paragraph-rsid="018b2013" fo:background-color="#ffff00"/>
    </style:style>
    <style:style style:name="P18" style:family="paragraph" style:parent-style-name="Standard">
      <style:text-properties officeooo:paragraph-rsid="00e021b0"/>
    </style:style>
    <style:style style:name="P19" style:family="paragraph" style:parent-style-name="Standard">
      <style:text-properties officeooo:paragraph-rsid="00f6d0c4"/>
    </style:style>
    <style:style style:name="P20" style:family="paragraph" style:parent-style-name="Standard">
      <style:text-properties style:font-name="思源黑体 CN Regular" fo:font-size="10.5pt" officeooo:paragraph-rsid="00f6d0c4" style:font-size-asian="10.5pt" style:font-size-complex="10.5pt"/>
    </style:style>
    <style:style style:name="P21" style:family="paragraph" style:parent-style-name="Standard">
      <style:text-properties fo:color="#000000" style:font-name="思源黑体 CN Regular" fo:font-size="10.5pt" fo:font-weight="bold" officeooo:rsid="00f6d0c4" officeooo:paragraph-rsid="00f6d0c4" style:font-size-asian="10.5pt" style:font-size-complex="10.5pt"/>
    </style:style>
    <style:style style:name="P22" style:family="paragraph" style:parent-style-name="Standard">
      <style:text-properties officeooo:paragraph-rsid="01472793" fo:background-color="#ffffff"/>
    </style:style>
    <style:style style:name="P23" style:family="paragraph" style:parent-style-name="Standard">
      <style:text-properties officeooo:paragraph-rsid="01476215" fo:background-color="#ffffff"/>
    </style:style>
    <style:style style:name="P24" style:family="paragraph" style:parent-style-name="Standard">
      <style:text-properties officeooo:paragraph-rsid="01476215" fo:background-color="#ffff66"/>
    </style:style>
    <style:style style:name="P25" style:family="paragraph" style:parent-style-name="Standard">
      <style:text-properties officeooo:paragraph-rsid="01878e8a"/>
    </style:style>
    <style:style style:name="P26" style:family="paragraph" style:parent-style-name="Standard" style:list-style-name="L1">
      <style:text-properties officeooo:paragraph-rsid="000753cf"/>
    </style:style>
    <style:style style:name="P27" style:family="paragraph" style:parent-style-name="Standard" style:list-style-name="L1">
      <style:text-properties officeooo:paragraph-rsid="000753cf" fo:background-color="#ffff00"/>
    </style:style>
    <style:style style:name="P28" style:family="paragraph" style:parent-style-name="Standard" style:list-style-name="L2">
      <style:text-properties officeooo:paragraph-rsid="00b2e848" fo:background-color="#ffff00"/>
    </style:style>
    <style:style style:name="P29" style:family="paragraph" style:parent-style-name="Standard" style:list-style-name="L2">
      <style:text-properties officeooo:paragraph-rsid="015ed655" fo:background-color="#ffff00"/>
    </style:style>
    <style:style style:name="P30" style:family="paragraph" style:parent-style-name="Standard" style:list-style-name="L2">
      <style:text-properties officeooo:paragraph-rsid="018c2aac" fo:background-color="#ffff00"/>
    </style:style>
    <style:style style:name="P31" style:family="paragraph" style:parent-style-name="Standard" style:list-style-name="L2">
      <style:text-properties officeooo:paragraph-rsid="0191319f" fo:background-color="#ffff00"/>
    </style:style>
    <style:style style:name="P32" style:family="paragraph" style:parent-style-name="Standard" style:list-style-name="L2">
      <style:text-properties officeooo:paragraph-rsid="01952bfe" fo:background-color="#ffff00"/>
    </style:style>
    <style:style style:name="P33" style:family="paragraph" style:parent-style-name="Standard" style:list-style-name="L3">
      <style:text-properties officeooo:paragraph-rsid="01952bfe" fo:background-color="#ffff00"/>
    </style:style>
    <style:style style:name="P34" style:family="paragraph" style:parent-style-name="Standard" style:list-style-name="L8">
      <style:text-properties officeooo:paragraph-rsid="000c4662" fo:background-color="#ffff00"/>
    </style:style>
    <style:style style:name="P35" style:family="paragraph" style:parent-style-name="Standard" style:list-style-name="L8">
      <style:text-properties officeooo:paragraph-rsid="00fbb428" fo:background-color="#ffff00"/>
    </style:style>
    <style:style style:name="P36" style:family="paragraph" style:parent-style-name="Standard" style:list-style-name="L8">
      <style:text-properties officeooo:paragraph-rsid="00fcbd8b" fo:background-color="#ffff00"/>
    </style:style>
    <style:style style:name="P37" style:family="paragraph" style:parent-style-name="Standard" style:list-style-name="L9">
      <style:text-properties officeooo:paragraph-rsid="010221bc" fo:background-color="#ffff00"/>
    </style:style>
    <style:style style:name="P38" style:family="paragraph" style:parent-style-name="Standard" style:list-style-name="L9">
      <style:text-properties officeooo:paragraph-rsid="016f4712" fo:background-color="#ffff00"/>
    </style:style>
    <style:style style:name="P39" style:family="paragraph" style:parent-style-name="Standard" style:list-style-name="L9">
      <style:text-properties officeooo:paragraph-rsid="01952bfe" fo:background-color="#ffff00"/>
    </style:style>
    <style:style style:name="P40" style:family="paragraph" style:parent-style-name="Standard" style:list-style-name="L10">
      <style:text-properties officeooo:paragraph-rsid="016f4712" fo:background-color="#ffff00"/>
    </style:style>
    <style:style style:name="P41" style:family="paragraph" style:parent-style-name="Standard" style:list-style-name="L10">
      <style:text-properties officeooo:paragraph-rsid="01952bfe" fo:background-color="#ffff00"/>
    </style:style>
    <style:style style:name="P42" style:family="paragraph" style:parent-style-name="Standard" style:list-style-name="L11">
      <style:text-properties officeooo:paragraph-rsid="0106d388" fo:background-color="#ffff00"/>
    </style:style>
    <style:style style:name="P43" style:family="paragraph" style:parent-style-name="Standard" style:list-style-name="L12">
      <style:text-properties officeooo:paragraph-rsid="01091b92" fo:background-color="#ffff00"/>
    </style:style>
    <style:style style:name="P44" style:family="paragraph" style:parent-style-name="Standard" style:list-style-name="L13">
      <style:text-properties officeooo:rsid="01095a2c" officeooo:paragraph-rsid="01952bfe" fo:background-color="#ffff00"/>
    </style:style>
    <style:style style:name="P45" style:family="paragraph" style:parent-style-name="Standard" style:list-style-name="L14">
      <style:text-properties officeooo:rsid="01095a2c" officeooo:paragraph-rsid="012351c1" fo:background-color="#ffff00"/>
    </style:style>
    <style:style style:name="P46" style:family="paragraph" style:parent-style-name="Standard" style:list-style-name="L14">
      <style:text-properties officeooo:rsid="01095a2c" officeooo:paragraph-rsid="01a7822b" fo:background-color="#ffff00"/>
    </style:style>
    <style:style style:name="P47" style:family="paragraph" style:parent-style-name="Standard" style:list-style-name="L29">
      <style:text-properties officeooo:paragraph-rsid="001133cc" fo:background-color="#ffff00"/>
    </style:style>
    <style:style style:name="P48" style:family="paragraph" style:parent-style-name="Standard" style:list-style-name="L30">
      <style:text-properties officeooo:paragraph-rsid="01a7822b" fo:background-color="#ffff00"/>
    </style:style>
    <style:style style:name="P49" style:family="paragraph" style:parent-style-name="Standard" style:list-style-name="L31">
      <style:text-properties officeooo:paragraph-rsid="0140dcce" fo:background-color="#ffff00"/>
    </style:style>
    <style:style style:name="P50" style:family="paragraph" style:parent-style-name="Standard" style:list-style-name="L31">
      <style:text-properties officeooo:paragraph-rsid="01a9c97c" fo:background-color="#ffff00"/>
    </style:style>
    <style:style style:name="P51" style:family="paragraph" style:parent-style-name="Standard">
      <style:text-properties officeooo:paragraph-rsid="01952bfe" fo:background-color="#ffff00"/>
    </style:style>
    <style:style style:name="P52" style:family="paragraph" style:parent-style-name="Standard">
      <style:text-properties officeooo:paragraph-rsid="01a7822b" fo:background-color="#ffff00"/>
    </style:style>
    <style:style style:name="P53" style:family="paragraph" style:parent-style-name="Standard" style:list-style-name="L4">
      <style:text-properties officeooo:paragraph-rsid="000753cf"/>
    </style:style>
    <style:style style:name="P54" style:family="paragraph" style:parent-style-name="Standard" style:list-style-name="L5">
      <style:text-properties fo:color="#000000" style:font-name="Liberation Serif" fo:font-size="10.5pt" fo:font-weight="normal" officeooo:rsid="00e2b3ad" officeooo:paragraph-rsid="00692869" fo:background-color="#ffff00" style:font-size-asian="10.5pt" style:font-weight-asian="normal" style:font-size-complex="10.5pt" style:font-weight-complex="normal"/>
    </style:style>
    <style:style style:name="P55" style:family="paragraph" style:parent-style-name="Standard" style:list-style-name="L7">
      <style:text-properties fo:color="#000000" style:font-name="思源黑体 CN Regular" fo:font-size="10.5pt" fo:font-weight="bold" officeooo:rsid="00fa5323" officeooo:paragraph-rsid="00f6d0c4" style:font-size-asian="10.5pt" style:font-size-complex="10.5pt"/>
    </style:style>
    <style:style style:name="P56" style:family="paragraph" style:parent-style-name="Standard">
      <style:text-properties fo:color="#000000" style:font-name="DejaVu Sans Mono" fo:font-size="9pt" fo:font-weight="bold" officeooo:rsid="00f1eee3" officeooo:paragraph-rsid="01952bfe" fo:background-color="#ffff00"/>
    </style:style>
    <style:style style:name="P57" style:family="paragraph" style:parent-style-name="Standard" style:list-style-name="L6">
      <style:text-properties officeooo:paragraph-rsid="000753cf"/>
    </style:style>
    <style:style style:name="P58" style:family="paragraph" style:parent-style-name="Standard" style:list-style-name="L6">
      <style:text-properties officeooo:paragraph-rsid="000c4662"/>
    </style:style>
    <style:style style:name="P59" style:family="paragraph" style:parent-style-name="Standard" style:list-style-name="L12">
      <style:text-properties officeooo:paragraph-rsid="01091b92"/>
    </style:style>
    <style:style style:name="P60" style:family="paragraph" style:parent-style-name="Standard" style:list-style-name="L12">
      <style:text-properties officeooo:paragraph-rsid="000c4662"/>
    </style:style>
    <style:style style:name="P61" style:family="paragraph" style:parent-style-name="Standard" style:list-style-name="L13">
      <style:text-properties officeooo:paragraph-rsid="000d7154"/>
    </style:style>
    <style:style style:name="P62" style:family="paragraph" style:parent-style-name="Standard" style:list-style-name="L13">
      <style:text-properties officeooo:paragraph-rsid="000d7f92"/>
    </style:style>
    <style:style style:name="P63" style:family="paragraph" style:parent-style-name="Standard" style:list-style-name="L13">
      <style:text-properties officeooo:paragraph-rsid="01952bfe"/>
    </style:style>
    <style:style style:name="P64" style:family="paragraph" style:parent-style-name="Standard" style:list-style-name="L14">
      <style:text-properties officeooo:paragraph-rsid="000d7f92"/>
    </style:style>
    <style:style style:name="P65" style:family="paragraph" style:parent-style-name="Standard" style:list-style-name="L14">
      <style:text-properties officeooo:paragraph-rsid="01a7822b"/>
    </style:style>
    <style:style style:name="P66" style:family="paragraph" style:parent-style-name="Standard" style:list-style-name="L15">
      <style:text-properties officeooo:paragraph-rsid="000d7f92"/>
    </style:style>
    <style:style style:name="P67" style:family="paragraph" style:parent-style-name="Standard" style:list-style-name="L16">
      <style:text-properties officeooo:paragraph-rsid="000ea2a3"/>
    </style:style>
    <style:style style:name="P68" style:family="paragraph" style:parent-style-name="Standard" style:list-style-name="L17">
      <style:text-properties officeooo:paragraph-rsid="000ea2a3"/>
    </style:style>
    <style:style style:name="P69" style:family="paragraph" style:parent-style-name="Standard" style:list-style-name="L18">
      <style:text-properties officeooo:paragraph-rsid="000ea2a3"/>
    </style:style>
    <style:style style:name="P70" style:family="paragraph" style:parent-style-name="Standard" style:list-style-name="L19">
      <style:text-properties officeooo:paragraph-rsid="000ea2a3"/>
    </style:style>
    <style:style style:name="P71" style:family="paragraph" style:parent-style-name="Standard" style:list-style-name="L20">
      <style:text-properties officeooo:paragraph-rsid="000f6996"/>
    </style:style>
    <style:style style:name="P72" style:family="paragraph" style:parent-style-name="Standard" style:list-style-name="L20">
      <style:text-properties officeooo:paragraph-rsid="01a7822b"/>
    </style:style>
    <style:style style:name="P73" style:family="paragraph" style:parent-style-name="Standard" style:list-style-name="L21">
      <style:text-properties officeooo:paragraph-rsid="000f6996"/>
    </style:style>
    <style:style style:name="P74" style:family="paragraph" style:parent-style-name="Standard" style:list-style-name="L21">
      <style:text-properties officeooo:paragraph-rsid="01a7822b"/>
    </style:style>
    <style:style style:name="P75" style:family="paragraph" style:parent-style-name="Standard" style:list-style-name="L22">
      <style:text-properties officeooo:paragraph-rsid="00106d57"/>
    </style:style>
    <style:style style:name="P76" style:family="paragraph" style:parent-style-name="Standard" style:list-style-name="L23">
      <style:text-properties officeooo:paragraph-rsid="00106d57"/>
    </style:style>
    <style:style style:name="P77" style:family="paragraph" style:parent-style-name="Standard" style:list-style-name="L23">
      <style:text-properties officeooo:paragraph-rsid="000f6996"/>
    </style:style>
    <style:style style:name="P78" style:family="paragraph" style:parent-style-name="Standard" style:list-style-name="L24">
      <style:text-properties officeooo:paragraph-rsid="001133cc"/>
    </style:style>
    <style:style style:name="P79" style:family="paragraph" style:parent-style-name="Standard" style:list-style-name="L24">
      <style:text-properties officeooo:paragraph-rsid="01a7822b"/>
    </style:style>
    <style:style style:name="P80" style:family="paragraph" style:parent-style-name="Standard" style:list-style-name="L25">
      <style:text-properties officeooo:paragraph-rsid="001133cc"/>
    </style:style>
    <style:style style:name="P81" style:family="paragraph" style:parent-style-name="Standard" style:list-style-name="L25">
      <style:text-properties officeooo:paragraph-rsid="01a7822b"/>
    </style:style>
    <style:style style:name="P82" style:family="paragraph" style:parent-style-name="Standard" style:list-style-name="L26">
      <style:text-properties officeooo:paragraph-rsid="001133cc"/>
    </style:style>
    <style:style style:name="P83" style:family="paragraph" style:parent-style-name="Standard" style:list-style-name="L27">
      <style:text-properties officeooo:paragraph-rsid="001133cc"/>
    </style:style>
    <style:style style:name="P84" style:family="paragraph" style:parent-style-name="Standard" style:list-style-name="L28">
      <style:text-properties officeooo:paragraph-rsid="001133cc"/>
    </style:style>
    <style:style style:name="P85" style:family="paragraph" style:parent-style-name="Standard" style:list-style-name="L29">
      <style:text-properties officeooo:paragraph-rsid="001133cc"/>
    </style:style>
    <style:style style:name="P86" style:family="paragraph" style:parent-style-name="Standard" style:list-style-name="L29">
      <style:text-properties style:font-name="思源黑体 CN Regular" fo:font-size="10.5pt" officeooo:paragraph-rsid="001133cc" fo:background-color="#ffff00" style:font-name-asian="思源黑体 CN Regular" style:font-size-asian="10.5pt" style:font-size-complex="10.5pt"/>
    </style:style>
    <style:style style:name="P87" style:family="paragraph" style:parent-style-name="Standard" style:list-style-name="L30">
      <style:text-properties style:font-name="思源黑体 CN Regular" fo:font-size="10.5pt" officeooo:paragraph-rsid="01a79cbc" fo:background-color="#ffff00" style:font-name-asian="思源黑体 CN Regular" style:font-size-asian="10.5pt" style:font-size-complex="10.5pt"/>
    </style:style>
    <style:style style:name="P88" style:family="paragraph" style:parent-style-name="Standard" style:list-style-name="L31">
      <style:text-properties style:font-name="思源黑体 CN Regular" fo:font-size="10.5pt" officeooo:paragraph-rsid="0140dcce" fo:background-color="#ffff00" style:font-name-asian="思源黑体 CN Regular" style:font-size-asian="10.5pt" style:font-size-complex="10.5pt"/>
    </style:style>
    <style:style style:name="P89" style:family="paragraph" style:parent-style-name="Standard" style:list-style-name="L31">
      <style:text-properties style:font-name="思源黑体 CN Regular" fo:font-size="10.5pt" officeooo:paragraph-rsid="01a9c97c" fo:background-color="#ffff00" style:font-name-asian="思源黑体 CN Regular" style:font-size-asian="10.5pt" style:font-size-complex="10.5pt"/>
    </style:style>
    <style:style style:name="P90" style:family="paragraph" style:parent-style-name="Standard">
      <style:text-properties style:font-name="思源黑体 CN Regular" fo:font-size="10.5pt" officeooo:paragraph-rsid="01952bfe" fo:background-color="#ffff00" style:font-size-asian="10.5pt" style:font-size-complex="10.5pt"/>
    </style:style>
    <style:style style:name="P91" style:family="paragraph" style:parent-style-name="Standard" style:list-style-name="L30">
      <style:text-properties officeooo:paragraph-rsid="001133cc"/>
    </style:style>
    <style:style style:name="P92" style:family="paragraph" style:parent-style-name="Standard" style:list-style-name="L30">
      <style:text-properties officeooo:paragraph-rsid="00a2ee46"/>
    </style:style>
    <style:style style:name="P93" style:family="paragraph" style:parent-style-name="Standard" style:list-style-name="L30">
      <style:text-properties officeooo:paragraph-rsid="00260e3f"/>
    </style:style>
    <style:style style:name="P94" style:family="paragraph" style:parent-style-name="Standard" style:list-style-name="L30">
      <style:text-properties officeooo:paragraph-rsid="01a7822b"/>
    </style:style>
    <style:style style:name="P95" style:family="paragraph" style:parent-style-name="Standard" style:list-style-name="L31">
      <style:text-properties officeooo:paragraph-rsid="001133cc"/>
    </style:style>
    <style:style style:name="P96" style:family="paragraph" style:parent-style-name="Standard" style:list-style-name="L31">
      <style:text-properties officeooo:paragraph-rsid="012b278a"/>
    </style:style>
    <style:style style:name="P97" style:family="paragraph" style:parent-style-name="Standard" style:list-style-name="L31">
      <style:text-properties officeooo:paragraph-rsid="00260e3f"/>
    </style:style>
    <style:style style:name="P98" style:family="paragraph" style:parent-style-name="Standard" style:list-style-name="L31">
      <style:text-properties officeooo:paragraph-rsid="01a9c97c"/>
    </style:style>
    <style:style style:name="P99" style:family="paragraph" style:parent-style-name="Standard" style:list-style-name="L32">
      <style:text-properties officeooo:paragraph-rsid="00121423"/>
    </style:style>
    <style:style style:name="P100" style:family="paragraph" style:parent-style-name="Standard" style:list-style-name="L33">
      <style:text-properties officeooo:paragraph-rsid="00121423"/>
    </style:style>
    <style:style style:name="P101" style:family="paragraph" style:parent-style-name="Standard" style:list-style-name="L34">
      <style:text-properties officeooo:paragraph-rsid="00121423"/>
    </style:style>
    <style:style style:name="P102" style:family="paragraph" style:parent-style-name="Standard" style:list-style-name="L35">
      <style:text-properties officeooo:paragraph-rsid="00121423"/>
    </style:style>
    <style:style style:name="P103" style:family="paragraph" style:parent-style-name="Standard" style:list-style-name="L36">
      <style:text-properties officeooo:paragraph-rsid="00121423"/>
    </style:style>
    <style:style style:name="P104" style:family="paragraph" style:parent-style-name="Standard" style:list-style-name="L37">
      <style:text-properties officeooo:paragraph-rsid="00121423"/>
    </style:style>
    <style:style style:name="P105" style:family="paragraph" style:parent-style-name="Standard" style:list-style-name="L38">
      <style:text-properties officeooo:paragraph-rsid="00121423"/>
    </style:style>
    <style:style style:name="P106" style:family="paragraph" style:parent-style-name="Standard" style:list-style-name="L39">
      <style:text-properties officeooo:paragraph-rsid="00121423"/>
    </style:style>
    <style:style style:name="P107" style:family="paragraph" style:parent-style-name="Standard" style:list-style-name="L40">
      <style:text-properties officeooo:paragraph-rsid="00121423"/>
    </style:style>
    <style:style style:name="P108" style:family="paragraph" style:parent-style-name="Standard" style:list-style-name="L41">
      <style:text-properties officeooo:paragraph-rsid="01476215" fo:background-color="#ffff66"/>
    </style:style>
    <style:style style:name="P109" style:family="paragraph" style:parent-style-name="Standard" style:list-style-name="L42">
      <style:text-properties officeooo:paragraph-rsid="014afaba" fo:background-color="#ffff66"/>
    </style:style>
    <style:style style:name="P110" style:family="paragraph" style:parent-style-name="Standard" style:list-style-name="L43">
      <style:text-properties officeooo:paragraph-rsid="014afaba" fo:background-color="#ffff66"/>
    </style:style>
    <style:style style:name="P111" style:family="paragraph" style:parent-style-name="Standard" style:list-style-name="L44">
      <style:text-properties officeooo:paragraph-rsid="014afaba" fo:background-color="#ffff66"/>
    </style:style>
    <style:style style:name="P112" style:family="paragraph" style:parent-style-name="Standard">
      <style:text-properties officeooo:paragraph-rsid="01a9c97c" fo:background-color="#ffff66"/>
    </style:style>
    <style:style style:name="P113" style:family="paragraph" style:parent-style-name="Standard">
      <style:text-properties officeooo:paragraph-rsid="01ab8dfc" fo:background-color="#ffff66"/>
    </style:style>
    <style:style style:name="P114" style:family="paragraph" style:parent-style-name="Standard">
      <style:text-properties officeooo:paragraph-rsid="01952bfe"/>
    </style:style>
    <style:style style:name="P115" style:family="paragraph" style:parent-style-name="Standard">
      <style:text-properties officeooo:paragraph-rsid="01a7822b"/>
    </style:style>
    <style:style style:name="P116" style:family="paragraph" style:parent-style-name="Standard" style:list-style-name="L45">
      <style:text-properties style:text-underline-style="none" officeooo:paragraph-rsid="014c8f2f" fo:background-color="#ffff66"/>
    </style:style>
    <style:style style:name="P117" style:family="paragraph" style:parent-style-name="Standard" style:list-style-name="L45">
      <style:text-properties style:text-underline-style="none" officeooo:paragraph-rsid="01a9c97c" fo:background-color="#ffff66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bd76f"/>
    </style:style>
    <style:style style:name="T5" style:family="text">
      <style:text-properties officeooo:rsid="000c4662"/>
    </style:style>
    <style:style style:name="T6" style:family="text">
      <style:text-properties officeooo:rsid="000d7154"/>
    </style:style>
    <style:style style:name="T7" style:family="text">
      <style:text-properties officeooo:rsid="000d7f92"/>
    </style:style>
    <style:style style:name="T8" style:family="text">
      <style:text-properties officeooo:rsid="000de3c7"/>
    </style:style>
    <style:style style:name="T9" style:family="text">
      <style:text-properties officeooo:rsid="000ea2a3"/>
    </style:style>
    <style:style style:name="T10" style:family="text">
      <style:text-properties officeooo:rsid="00106d57"/>
    </style:style>
    <style:style style:name="T11" style:family="text">
      <style:text-properties officeooo:rsid="001133cc"/>
    </style:style>
    <style:style style:name="T12" style:family="text">
      <style:text-properties officeooo:rsid="00121423"/>
    </style:style>
    <style:style style:name="T13" style:family="text">
      <style:text-properties officeooo:rsid="0015fee0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008000" style:font-name="DejaVu Sans Mono" fo:font-size="9pt" fo:font-weight="bold" fo:background-color="#e4e4ff" loext:char-shading-value="0"/>
    </style:style>
    <style:style style:name="T16" style:family="text">
      <style:text-properties fo:color="#008000" style:font-name="DejaVu Sans Mono" fo:font-size="9pt" fo:font-weight="bold" officeooo:rsid="000bd76f" fo:background-color="#e4e4ff" loext:char-shading-value="0"/>
    </style:style>
    <style:style style:name="T17" style:family="text">
      <style:text-properties fo:color="#008000" style:font-name="DejaVu Sans Mono" fo:font-size="9pt" fo:font-weight="bold" officeooo:rsid="000bd76f"/>
    </style:style>
    <style:style style:name="T18" style:family="text">
      <style:text-properties fo:color="#008000" fo:font-weight="bold"/>
    </style:style>
    <style:style style:name="T19" style:family="text">
      <style:text-properties officeooo:rsid="00663647"/>
    </style:style>
    <style:style style:name="T20" style:family="text">
      <style:text-properties fo:color="#000000" style:font-name="DejaVu Sans Mono" fo:font-size="9pt" fo:font-weight="bold" officeooo:rsid="00773f47"/>
    </style:style>
    <style:style style:name="T21" style:family="text">
      <style:text-properties fo:color="#000000" style:font-name="DejaVu Sans Mono" fo:font-size="9pt" fo:font-weight="bold" officeooo:rsid="000bd76f" fo:background-color="#ffff00" loext:char-shading-value="0"/>
    </style:style>
    <style:style style:name="T22" style:family="text">
      <style:text-properties fo:color="#000000" style:font-name="DejaVu Sans Mono" fo:font-size="9pt" fo:font-weight="bold" officeooo:rsid="00e021b0" fo:background-color="#ffff00" loext:char-shading-value="0"/>
    </style:style>
    <style:style style:name="T23" style:family="text">
      <style:text-properties fo:color="#000000" style:font-name="DejaVu Sans Mono" fo:font-size="9pt" fo:font-weight="bold" officeooo:rsid="00773f47" fo:background-color="#ffff00" loext:char-shading-value="0"/>
    </style:style>
    <style:style style:name="T24" style:family="text">
      <style:text-properties fo:color="#000000" style:font-name="DejaVu Sans Mono" fo:font-size="9pt" fo:font-weight="bold" officeooo:rsid="00f1eee3" fo:background-color="#ffff00" loext:char-shading-value="0"/>
    </style:style>
    <style:style style:name="T25" style:family="text">
      <style:text-properties fo:color="#000000" style:font-name="DejaVu Sans Mono" fo:font-size="9pt" fo:font-weight="bold" officeooo:rsid="01952bfe" fo:background-color="#ffff00" loext:char-shading-value="0"/>
    </style:style>
    <style:style style:name="T26" style:family="text">
      <style:text-properties fo:color="#000000" style:font-name="DejaVu Sans Mono" fo:font-size="9pt" fo:font-weight="bold" officeooo:rsid="00f1eee3"/>
    </style:style>
    <style:style style:name="T27" style:family="text">
      <style:text-properties fo:color="#000000" style:font-name="思源黑体 CN Regular" fo:font-size="12pt" fo:font-weight="normal" officeooo:rsid="00e06088" fo:background-color="#ffff00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erif" fo:font-size="12pt" fo:font-weight="normal" officeooo:rsid="00e12c39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erif" fo:font-size="10.5pt" fo:font-weight="normal" officeooo:rsid="00e2b3ad" style:font-size-asian="10.5pt" style:font-weight-asian="normal" style:font-size-complex="10.5pt" style:font-weight-complex="normal"/>
    </style:style>
    <style:style style:name="T30" style:family="text">
      <style:text-properties fo:color="#000000" fo:font-weight="bold"/>
    </style:style>
    <style:style style:name="T31" style:family="text">
      <style:text-properties fo:color="#000000" fo:font-weight="bold" officeooo:rsid="00f6d0c4"/>
    </style:style>
    <style:style style:name="T32" style:family="text">
      <style:text-properties fo:color="#000000" fo:font-weight="bold" officeooo:rsid="00fa5323"/>
    </style:style>
    <style:style style:name="T33" style:family="text">
      <style:text-properties fo:color="#000000" fo:font-weight="bold" officeooo:rsid="00fbb428"/>
    </style:style>
    <style:style style:name="T34" style:family="text">
      <style:text-properties fo:color="#000000" fo:font-weight="bold" officeooo:rsid="00fa5323" fo:background-color="#ffff00" loext:char-shading-value="0"/>
    </style:style>
    <style:style style:name="T35" style:family="text">
      <style:text-properties fo:color="#000000" fo:font-weight="bold" officeooo:rsid="00fbb428" fo:background-color="#ffff00" loext:char-shading-value="0"/>
    </style:style>
    <style:style style:name="T36" style:family="text">
      <style:text-properties fo:color="#000000" fo:font-weight="bold" officeooo:rsid="00fbb428" fo:background-color="#ffffff" loext:char-shading-value="0"/>
    </style:style>
    <style:style style:name="T37" style:family="text">
      <style:text-properties fo:color="#000000" fo:font-weight="bold" officeooo:rsid="01952bfe"/>
    </style:style>
    <style:style style:name="T38" style:family="text">
      <style:text-properties fo:color="#000000"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思源黑体 CN Regular1" fo:font-size="10.5pt" fo:font-style="normal" fo:text-shadow="none" style:text-underline-style="none" fo:font-weight="normal" officeooo:rsid="0149273a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41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3db4f7" style:font-name-asian="思源黑体 CN Regular" style:font-size-asian="10.5pt" style:font-style-asian="normal" style:font-weight-asian="normal" style:font-size-complex="10.5pt" style:text-emphasize="none"/>
    </style:style>
    <style:style style:name="T42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a7822b" style:font-name-asian="思源黑体 CN Regular" style:font-size-asian="10.5pt" style:font-style-asian="normal" style:font-weight-asian="normal" style:font-size-complex="10.5pt" style:text-emphasize="none"/>
    </style:style>
    <style:style style:name="T43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49273a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normal" officeooo:rsid="01a9c97c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ize="10.5pt" fo:font-style="normal" fo:text-shadow="none" style:text-underline-style="none" fo:font-weight="bold" style:font-name-asian="思源黑体 CN Regular" style:font-size-asian="10.5pt" style:font-style-asian="normal" style:font-weight-asian="bold" style:font-size-complex="10.5pt" style:font-weight-complex="bold" style:text-emphasize="none"/>
    </style:style>
    <style:style style:name="T47" style:family="text">
      <style:text-properties officeooo:rsid="00a2ee46" fo:background-color="#00ff66" loext:char-shading-value="0"/>
    </style:style>
    <style:style style:name="T48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49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font-weight-complex="normal" style:text-emphasize="none"/>
    </style:style>
    <style:style style:name="T50" style:family="text">
      <style:text-properties style:text-outline="false" style:text-line-through-style="none" style:text-line-through-type="none" style:font-name="思源黑体 CN Regular1" fo:font-size="10.5pt" fo:font-style="normal" fo:text-shadow="none" style:text-underline-style="none" fo:font-weight="normal" fo:background-color="#ffff00" loext:char-shading-value="0" style:font-name-asian="思源黑体 CN Regular" style:font-size-asian="10.5pt" style:font-style-asian="normal" style:font-weight-asian="normal" style:font-size-complex="10.5pt" style:text-emphasize="none"/>
    </style:style>
    <style:style style:name="T51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style:font-name-asian="思源黑体 CN Regular" style:font-size-asian="10.5pt" style:font-style-asian="normal" style:font-weight-asian="normal" style:font-size-complex="10.5pt" style:text-emphasize="none"/>
    </style:style>
    <style:style style:name="T52" style:family="text">
      <style:text-properties style:text-outline="false" style:text-line-through-style="none" style:text-line-through-type="none" style:font-name="思源黑体 CN Regular" fo:font-size="10.5pt" fo:font-style="normal" fo:text-shadow="none" style:text-underline-style="none" fo:font-weight="normal" fo:background-color="#ffff00" loext:char-shading-value="0" style:font-name-asian="思源黑体 CN Regular" style:font-size-asian="10.5pt" style:font-style-asian="normal" style:font-weight-asian="normal" style:font-size-complex="10.5pt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1a79cbc" style:font-style-asian="normal" style:font-weight-asian="normal" style:text-emphasize="none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cf96ff" fo:background-color="#ffff00" loext:char-shading-value="0"/>
    </style:style>
    <style:style style:name="T57" style:family="text">
      <style:text-properties officeooo:rsid="0124146f" fo:background-color="#ffff00" loext:char-shading-value="0"/>
    </style:style>
    <style:style style:name="T58" style:family="text">
      <style:text-properties officeooo:rsid="0139f16c" fo:background-color="#ffff00" loext:char-shading-value="0"/>
    </style:style>
    <style:style style:name="T59" style:family="text">
      <style:text-properties officeooo:rsid="01878e8a" fo:background-color="#ffff00" loext:char-shading-value="0"/>
    </style:style>
    <style:style style:name="T60" style:family="text">
      <style:text-properties officeooo:rsid="01952bfe" fo:background-color="#ffff00" loext:char-shading-value="0"/>
    </style:style>
    <style:style style:name="T61" style:family="text">
      <style:text-properties officeooo:rsid="01a7822b" fo:background-color="#ffff00" loext:char-shading-value="0"/>
    </style:style>
    <style:style style:name="T62" style:family="text">
      <style:text-properties officeooo:rsid="00d02e4f"/>
    </style:style>
    <style:style style:name="T63" style:family="text">
      <style:text-properties officeooo:rsid="00deadb2"/>
    </style:style>
    <style:style style:name="T64" style:family="text">
      <style:text-properties officeooo:rsid="00e021b0"/>
    </style:style>
    <style:style style:name="T65" style:family="text">
      <style:text-properties officeooo:rsid="00e06088"/>
    </style:style>
    <style:style style:name="T66" style:family="text">
      <style:text-properties officeooo:rsid="0106d388"/>
    </style:style>
    <style:style style:name="T67" style:family="text">
      <style:text-properties officeooo:rsid="0108af4e"/>
    </style:style>
    <style:style style:name="T68" style:family="text">
      <style:text-properties officeooo:rsid="0111e1d1"/>
    </style:style>
    <style:style style:name="T69" style:family="text">
      <style:text-properties officeooo:rsid="0124146f"/>
    </style:style>
    <style:style style:name="T70" style:family="text">
      <style:text-properties officeooo:rsid="0133fcb3"/>
    </style:style>
    <style:style style:name="T71" style:family="text">
      <style:text-properties officeooo:rsid="013abb8c"/>
    </style:style>
    <style:style style:name="T72" style:family="text">
      <style:text-properties officeooo:rsid="013c639e"/>
    </style:style>
    <style:style style:name="T73" style:family="text">
      <style:text-properties style:font-name="思源黑体 CN Regular" fo:font-size="10.5pt" style:font-name-asian="思源黑体 CN Regular" style:font-size-asian="10.5pt" style:font-size-complex="10.5pt"/>
    </style:style>
    <style:style style:name="T74" style:family="text">
      <style:text-properties style:font-name="思源黑体 CN Regular" fo:font-size="10.5pt" officeooo:rsid="0149273a" style:font-name-asian="思源黑体 CN Regular" style:font-size-asian="10.5pt" style:font-size-complex="10.5pt"/>
    </style:style>
    <style:style style:name="T75" style:family="text">
      <style:text-properties style:font-name="思源黑体 CN Regular" fo:font-size="10.5pt" officeooo:rsid="014afaba" style:font-name-asian="思源黑体 CN Regular" style:font-size-asian="10.5pt" style:font-size-complex="10.5pt"/>
    </style:style>
    <style:style style:name="T76" style:family="text">
      <style:text-properties officeooo:rsid="0141da1c"/>
    </style:style>
    <style:style style:name="T77" style:family="text">
      <style:text-properties officeooo:rsid="014595db"/>
    </style:style>
    <style:style style:name="T78" style:family="text">
      <style:text-properties officeooo:rsid="014afccc"/>
    </style:style>
    <style:style style:name="T79" style:family="text">
      <style:text-properties fo:background-color="#ffff66" loext:char-shading-value="0"/>
    </style:style>
    <style:style style:name="T80" style:family="text">
      <style:text-properties officeooo:rsid="01476215" fo:background-color="#ffff66" loext:char-shading-value="0"/>
    </style:style>
    <style:style style:name="T81" style:family="text">
      <style:text-properties officeooo:rsid="01748ffc"/>
    </style:style>
    <style:style style:name="T82" style:family="text">
      <style:text-properties officeooo:rsid="018c2aac"/>
    </style:style>
    <style:style style:name="T83" style:family="text">
      <style:text-properties officeooo:rsid="0191319f"/>
    </style:style>
    <style:style style:name="T84" style:family="text">
      <style:text-properties officeooo:rsid="01952bfe"/>
    </style:style>
    <style:style style:name="T85" style:family="text">
      <style:text-properties officeooo:rsid="01a7822b"/>
    </style:style>
    <style:style style:name="T86" style:family="text">
      <style:text-properties style:text-underline-style="solid" style:text-underline-type="double" style:text-underline-width="auto" style:text-underline-color="font-color"/>
    </style:style>
    <style:style style:name="T87" style:family="text">
      <style:text-properties style:text-underline-style="solid" style:text-underline-type="double" style:text-underline-width="auto" style:text-underline-color="font-color" officeooo:rsid="014afccc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14afccc"/>
    </style:style>
    <style:style style:name="T90" style:family="text">
      <style:text-properties style:text-underline-style="none" officeooo:rsid="01a9c97c"/>
    </style:style>
    <style:style style:name="T91" style:family="text">
      <style:text-properties style:text-underline-style="none" officeooo:rsid="01ab8d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28cm" fo:text-indent="-0.635cm" fo:margin-left="8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63cm" fo:text-indent="-0.635cm" fo:margin-left="8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98cm" fo:text-indent="-0.635cm" fo:margin-left="9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33cm" fo:text-indent="-0.635cm" fo:margin-left="10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668cm" fo:text-indent="-0.635cm" fo:margin-left="10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03cm" fo:text-indent="-0.635cm" fo:margin-left="11.30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2045241880073785613" text:style-name="L1">
        <text:list-item>
          <text:p text:style-name="P27">字段名:更新时间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7">字段名:地区</text:p>
        </text:list-item>
        <text:list-item>
          <text:p text:style-name="P26">字段名:项目组</text:p>
        </text:list-item>
        <text:list-item>
          <text:p text:style-name="P26">字段名:职位</text:p>
        </text:list-item>
        <text:list-item>
          <text:p text:style-name="P27">字段名:<text:bookmark-start text:name="__DdeLink__1595_552270941"/><text:span text:style-name="T51">资质/认证证书</text:span><text:bookmark-end text:name="__DdeLink__1595_552270941"/></text:p>
        </text:list-item>
        <text:list-item>
          <text:p text:style-name="P26"><text:span text:style-name="T52">字段名:是</text:span><text:span text:style-name="T50">否购买社保</text:span></text:p>
        </text:list-item>
        <text:list-item>
          <text:p text:style-name="P27"><text:span text:style-name="T51">字段名:社</text:span><text:span text:style-name="T48">保购买类型</text:span></text:p>
        </text:list-item>
        <text:list-item>
          <text:p text:style-name="P27"><text:span text:style-name="T51">字段名:购</text:span><text:span text:style-name="T48">买社保所属公司</text:span></text:p>
        </text:list-item>
        <text:list-item>
          <text:p text:style-name="P26">字段名:学历</text:p>
        </text:list-item>
        <text:list-item>
          <text:p text:style-name="P26">字段名:专业</text:p>
        </text:list-item>
        <text:list-item>
          <text:p text:style-name="P26">字段名:毕业学校</text:p>
        </text:list-item>
        <text:list-item>
          <text:p text:style-name="P26">字段名:毕业时间</text:p>
        </text:list-item>
        <text:list-item>
          <text:p text:style-name="P26">字段名:入职时间</text:p>
        </text:list-item>
        <text:list-item>
          <text:p text:style-name="P26">字段名:在职时间<text:span text:style-name="T3">(月)</text:span></text:p>
        </text:list-item>
        <text:list-item>
          <text:p text:style-name="P26">字段名:电话号码</text:p>
        </text:list-item>
        <text:list-item>
          <text:p text:style-name="P27">字段名称:QQ号</text:p>
        </text:list-item>
        <text:list-item>
          <text:p text:style-name="P27">字段名称:个人邮箱账号</text:p>
        </text:list-item>
        <text:list-item>
          <text:p text:style-name="P26">字段名:出生日期</text:p>
        </text:list-item>
        <text:list-item>
          <text:p text:style-name="P26">字段名:户籍地址</text:p>
        </text:list-item>
        <text:list-item>
          <text:p text:style-name="P27">字段名:目前住宿地址</text:p>
        </text:list-item>
        <text:list-item>
          <text:p text:style-name="P26">字段名:身份证号码</text:p>
        </text:list-item>
        <text:list-item>
          <text:p text:style-name="P26">字段名:银行卡号</text:p>
        </text:list-item>
        <text:list-item>
          <text:p text:style-name="P26">字段名:开户行</text:p>
        </text:list-item>
        <text:list-item>
          <text:p text:style-name="P26">字段名:邮箱</text:p>
        </text:list-item>
        <text:list-item>
          <text:p text:style-name="P26">字段名:状态</text:p>
        </text:list-item>
      </text:list>
      <text:p text:style-name="P25"><text:tab/><text:tab/><text:tab/><text:bookmark-start text:name="__DdeLink__1089_264031501"/><text:span text:style-name="T55">功能名称</text:span><text:span text:style-name="T56">2:添加 功能类型:编辑 <text:s text:c="4"/></text:span><text:span text:style-name="T59">(url:staffrecords/v1/add)</text:span></text:p>
      <text:list xml:id="list1277510764817461144" text:style-name="L2">
        <text:list-item>
          <text:p text:style-name="P30"><text:bookmark-start text:name="__DdeLink__1643_2037306213"/>字段名:姓名 字段类型:单选可填 必填 <text:span text:style-name="T82">(url:staffrecords/v1/findDataByName)</text:span></text:p>
        </text:list-item>
        <text:list-item>
          <text:p text:style-name="P28">字段名:员工编号 字段类型:<text:bookmark-start text:name="__DdeLink__1594_133274674"/>文本框<text:bookmark-end text:name="__DdeLink__1594_133274674"/> 必填</text:p>
        </text:list-item>
        <text:list-item>
          <text:p text:style-name="P29">字段名:地区 字段类型: 文本框 必填</text:p>
        </text:list-item>
        <text:list-item>
          <text:p text:style-name="P29">字段名:部门/项目组 字段类型: <text:bookmark-start text:name="__DdeLink__1634_2037306213"/>文本框<text:bookmark-end text:name="__DdeLink__1634_2037306213"/> 必填</text:p>
        </text:list-item>
        <text:list-item>
          <text:p text:style-name="P28">字段名:职位 字段类型:单选可填 必填</text:p>
        </text:list-item>
        <text:list-item>
          <text:p text:style-name="P31">字段名:资质/认证证书 字段类型:单选可填 必填<text:span text:style-name="T83">(url:staffrecords/v1/find/qualifications)</text:span></text:p>
        </text:list-item>
        <text:list-item>
          <text:p text:style-name="P31">字段名:是否购买社保 字段类型:单选可填 必填<text:span text:style-name="T83">(url:staffrecords/v1/findSecureBO)</text:span></text:p>
        </text:list-item>
        <text:list-item>
          <text:p text:style-name="P31">字段名:社保购买类型 字段类型:单选可填 必填<text:span text:style-name="T83">(url:staffrecords/v1/findSecureBO)</text:span></text:p>
        </text:list-item>
        <text:list-item>
          <text:p text:style-name="P31"><text:soft-page-break/>字段名:购买社保所属公司 字段类型:单选可填 必填<text:span text:style-name="T83">(url:staffrecords/v1/findSecureBO)</text:span></text:p>
        </text:list-item>
        <text:list-item>
          <text:p text:style-name="P32">字段名:学历 字段类型: 文本框 必填</text:p>
        </text:list-item>
        <text:list-item>
          <text:p text:style-name="P32">字段名:专业 字段类型: 文本框 必填</text:p>
        </text:list-item>
        <text:list-item>
          <text:p text:style-name="P32">字段名:毕业学校 字段类型: 文本框 必填</text:p>
        </text:list-item>
        <text:list-item>
          <text:p text:style-name="P32">字段名:毕业时间 字段类型: 文本框 必填</text:p>
        </text:list-item>
        <text:list-item>
          <text:p text:style-name="P32">字段名:入职时间 字段类型: 文本框 必填</text:p>
        </text:list-item>
        <text:list-item>
          <text:p text:style-name="P32">字段名:在职时间 字段类型: 文本框 必填</text:p>
        </text:list-item>
        <text:list-item>
          <text:p text:style-name="P32">字段名:联系电话 字段类型: 文本框 必填</text:p>
        </text:list-item>
        <text:list-item>
          <text:p text:style-name="P32">字段名:QQ号 字段类型: 文本框 必填</text:p>
        </text:list-item>
        <text:list-item>
          <text:p text:style-name="P32">字段名:个人邮箱账号 字段类型: 文本框 必填</text:p>
        </text:list-item>
        <text:list-item>
          <text:p text:style-name="P32">字段名:出生年月日 字段类型: 文本框 必填</text:p>
        </text:list-item>
        <text:list-item>
          <text:p text:style-name="P32">字段名:户籍地址 字段类型: 文本框 必填</text:p>
        </text:list-item>
        <text:list-item>
          <text:p text:style-name="P32">字段名:目前住宿地址 字段类型: 文本框 必填</text:p>
        </text:list-item>
        <text:list-item>
          <text:p text:style-name="P32">字段名:身份证号码 字段类型: 文本框 必填</text:p>
        </text:list-item>
        <text:list-item>
          <text:p text:style-name="P32">字段名:银行卡号 字段类型: 文本框 必填</text:p>
        </text:list-item>
        <text:list-item>
          <text:p text:style-name="P32">字段名:开户行 字段类型: 文本框 必填</text:p>
        </text:list-item>
        <text:list-item>
          <text:p text:style-name="P32">字段名:邮箱 字段类型: 文本框 必填<text:bookmark-end text:name="__DdeLink__1089_264031501"/><text:bookmark-end text:name="__DdeLink__1643_2037306213"/></text:p>
        </text:list-item>
      </text:list>
      <text:p text:style-name="P17"><text:tab/><text:tab/><text:tab/>功能名称<text:span text:style-name="T62">3:编辑 功能类型:编辑 <text:s text:c="6"/>(url:staffrecords/v1/edit/{id})</text:span></text:p>
      <text:list xml:id="list6307889574670753644" text:style-name="L3">
        <text:list-item>
          <text:p text:style-name="P33">字段名:姓名 字段类型:单选可填 必填 <text:span text:style-name="T82">(url:staffrecords/v1/findDataByName)</text:span></text:p>
        </text:list-item>
        <text:list-item>
          <text:p text:style-name="P33">字段名:员工编号 字段类型:<text:bookmark-start text:name="__DdeLink__1594_1332746741"/>文本框<text:bookmark-end text:name="__DdeLink__1594_1332746741"/> 必填</text:p>
        </text:list-item>
        <text:list-item>
          <text:p text:style-name="P33">字段名:地区 字段类型: 文本框 必填</text:p>
        </text:list-item>
        <text:list-item>
          <text:p text:style-name="P33">字段名:部门/项目组 字段类型: <text:bookmark-start text:name="__DdeLink__1634_20373062131"/>文本框<text:bookmark-end text:name="__DdeLink__1634_20373062131"/> 必填</text:p>
        </text:list-item>
        <text:list-item>
          <text:p text:style-name="P33">字段名:职位 字段类型:单选可填 必填</text:p>
        </text:list-item>
        <text:list-item>
          <text:p text:style-name="P33">字段名:资质/认证证书 字段类型:单选可填 必填<text:span text:style-name="T83">(url:staffrecords/v1/find/qualifications)</text:span></text:p>
        </text:list-item>
        <text:list-item>
          <text:p text:style-name="P33">字段名:是否购买社保 字段类型:单选可填 必填<text:span text:style-name="T83">(url:staffrecords/v1/findSecureBO)</text:span></text:p>
        </text:list-item>
        <text:list-item>
          <text:p text:style-name="P33">字段名:社保购买类型 字段类型:单选可填 必填<text:span text:style-name="T83">(url:staffrecords/v1/findSecureBO)</text:span></text:p>
        </text:list-item>
        <text:list-item>
          <text:p text:style-name="P33">字段名:购买社保所属公司 字段类型:单选可填 必填<text:span text:style-name="T83">(url:staffrecords/v1/findSecureBO)</text:span></text:p>
        </text:list-item>
        <text:list-item>
          <text:p text:style-name="P33">字段名:学历 字段类型: 文本框 必填</text:p>
        </text:list-item>
        <text:list-item>
          <text:p text:style-name="P33">字段名:专业 字段类型: 文本框 必填</text:p>
        </text:list-item>
        <text:list-item>
          <text:p text:style-name="P33">字段名:毕业学校 字段类型: 文本框 必填</text:p>
        </text:list-item>
        <text:list-item>
          <text:p text:style-name="P33">字段名:毕业时间 字段类型: 文本框 必填</text:p>
        </text:list-item>
        <text:list-item>
          <text:p text:style-name="P33">字段名:入职时间 字段类型: 文本框 必填</text:p>
        </text:list-item>
        <text:list-item>
          <text:p text:style-name="P33">字段名:在职时间 字段类型: 文本框 必填</text:p>
        </text:list-item>
        <text:list-item>
          <text:p text:style-name="P33">字段名:联系电话 字段类型: 文本框 必填</text:p>
        </text:list-item>
        <text:list-item>
          <text:p text:style-name="P33">字段名:QQ号 字段类型: 文本框 必填</text:p>
        </text:list-item>
        <text:list-item>
          <text:p text:style-name="P33">字段名:个人邮箱账号 字段类型: 文本框 必填</text:p>
        </text:list-item>
        <text:list-item>
          <text:p text:style-name="P33">字段名:出生年月日 字段类型: 文本框 必填</text:p>
        </text:list-item>
        <text:list-item>
          <text:p text:style-name="P33">字段名:户籍地址 字段类型: 文本框 必填</text:p>
        </text:list-item>
        <text:list-item>
          <text:p text:style-name="P33">字段名:目前住宿地址 字段类型: 文本框 必填</text:p>
        </text:list-item>
        <text:list-item>
          <text:p text:style-name="P33">字段名:身份证号码 字段类型: 文本框 必填</text:p>
        </text:list-item>
        <text:list-item>
          <text:p text:style-name="P33">字段名:银行卡号 字段类型: 文本框 必填</text:p>
        </text:list-item>
        <text:list-item>
          <text:p text:style-name="P33"><text:soft-page-break/>字段名:开户行 字段类型: 文本框 必填</text:p>
        </text:list-item>
        <text:list-item>
          <text:p text:style-name="P33">字段名:邮箱 字段类型: 文本框 必填</text:p>
        </text:list-item>
      </text:list>
      <text:p text:style-name="P51"><text:tab/><text:tab/><text:tab/>功能名称<text:span text:style-name="T63">4:删除 功能类型:删除(url:staffrecords/v1/delete/{id})</text:span></text:p>
      <text:p text:style-name="P18"><text:tab/><text:tab/><text:tab/><text:bookmark-start text:name="__DdeLink__2858_2028871443"/>功能名称<text:span text:style-name="T64">5:导入　功能类型:编辑</text:span><text:bookmark-end text:name="__DdeLink__2858_2028871443"/><text:span text:style-name="T64"> <text:s text:c="3"/>url: <text:s text:c="2"/></text:span><text:span text:style-name="T16">staffrecords</text:span><text:span text:style-name="T17">/v1/upload</text:span></text:p>
      <text:p text:style-name="P114"><text:span text:style-name="T17"><text:tab/><text:tab/><text:tab/></text:span><text:span text:style-name="T21">功能名称</text:span><text:span text:style-name="T27">6:</text:span><text:span text:style-name="T22">导出 <text:s text:c="3"/>功能类型:导出 </text:span><text:span text:style-name="T25">(url:staffrecords/v1/export)</text:span></text:p>
      <text:p text:style-name="P1"><text:tab/><text:tab/><text:tab/>功能名称<text:span text:style-name="T65">7:上传附件 功能类型:编辑</text:span></text:p>
      <text:list xml:id="list4581738274704351612" text:style-name="L4">
        <text:list-item>
          <text:p text:style-name="P53">字段名:档案类型 字段类型:单选框 必填</text:p>
        </text:list-item>
        <text:list-item>
          <text:p text:style-name="P53">字段名:附件</text:p>
        </text:list-item>
      </text:list>
      <text:p text:style-name="P11"><text:tab/><text:tab/><text:tab/><text:bookmark-start text:name="__DdeLink__2861_2028871443"/>新增导入模板下载<text:bookmark-end text:name="__DdeLink__2861_2028871443"/> <text:s text:c="2"/><text:span text:style-name="T19">url:</text:span><text:span text:style-name="T15">staffrecords</text:span><text:span text:style-name="T14">/v1/templateExcel</text:span></text:p>
      <text:p text:style-name="P11"><text:span text:style-name="T14"><text:tab/><text:tab/><text:tab/></text:span><text:span text:style-name="T20">查看附件，附件下载，附件删除功能</text:span></text:p>
      <text:p text:style-name="P114"><text:span text:style-name="T20"><text:tab/><text:tab/><text:tab/></text:span><text:span text:style-name="T23">功能名称</text:span><text:span text:style-name="T24">8:冻结 功能类型:冻结</text:span><text:span text:style-name="T25">(staffrecords/v1/freeze/{id})</text:span></text:p>
      <text:p text:style-name="P56"><text:tab/><text:tab/><text:tab/>功能名称9:解冻 功能类型:解冻<text:span text:style-name="T84">(staffrecords/v1/thaw/{id})</text:span></text:p>
      <text:p text:style-name="P13"><text:span text:style-name="T20"><text:tab/><text:tab/><text:tab/>功能名称</text:span><text:span text:style-name="T26">10</text:span><text:span text:style-name="T28">:</text:span><text:span text:style-name="T29">搜索 功能类型:搜索</text:span></text:p>
      <text:list xml:id="list6578015598658501967" text:style-name="L5">
        <text:list-item>
          <text:p text:style-name="P54">部门/项目组</text:p>
        </text:list-item>
        <text:list-item>
          <text:p text:style-name="P54">姓名</text:p>
        </text:list-item>
      </text:list>
      <text:p text:style-name="P9"><text:tab/><text:tab/>导航名_<text:span text:style-name="T4">2:离职员工信息　　　 <text:s text:c="10"/></text:span></text:p>
      <text:p text:style-name="P12"><text:tab/><text:tab/><text:tab/>功能名称<text:span text:style-name="T4">1:列表 功能类型:网格 <text:s/></text:span><text:bookmark-start text:name="__DdeLink__2864_2028871443"/><text:span text:style-name="T4">url: <text:s text:c="2"/></text:span><text:span text:style-name="T16">staffrecords</text:span><text:span text:style-name="T17">/v1/</text:span><text:bookmark-end text:name="__DdeLink__2864_2028871443"/><text:span text:style-name="T17">dimission/maps</text:span></text:p>
      <text:list xml:id="list9071715485925113727" text:style-name="L6">
        <text:list-item>
          <text:p text:style-name="P57">字段名:更新时间</text:p>
        </text:list-item>
        <text:list-item>
          <text:p text:style-name="P57">字段名:名字</text:p>
        </text:list-item>
        <text:list-item>
          <text:p text:style-name="P57">字段名:员工编号</text:p>
        </text:list-item>
        <text:list-item>
          <text:p text:style-name="P57">字段名:项目组</text:p>
        </text:list-item>
        <text:list-item>
          <text:p text:style-name="P57">字段名:职位</text:p>
        </text:list-item>
        <text:list-item>
          <text:p text:style-name="P57">字段名:学历</text:p>
        </text:list-item>
        <text:list-item>
          <text:p text:style-name="P57">字段名:专业</text:p>
        </text:list-item>
        <text:list-item>
          <text:p text:style-name="P58">字段名:毕业学校</text:p>
        </text:list-item>
        <text:list-item>
          <text:p text:style-name="P58">字段名:毕业时间</text:p>
        </text:list-item>
        <text:list-item>
          <text:p text:style-name="P58">字段名:入职时间</text:p>
        </text:list-item>
        <text:list-item>
          <text:p text:style-name="P58">字段名:在职时间<text:span text:style-name="T3">(月)</text:span></text:p>
        </text:list-item>
        <text:list-item>
          <text:p text:style-name="P58">字段名:电话号码</text:p>
        </text:list-item>
        <text:list-item>
          <text:p text:style-name="P58">字段名:出生日期</text:p>
        </text:list-item>
        <text:list-item>
          <text:p text:style-name="P58">字段名:户籍地址</text:p>
        </text:list-item>
        <text:list-item>
          <text:p text:style-name="P58">字段名:身份证号码</text:p>
        </text:list-item>
        <text:list-item>
          <text:p text:style-name="P58">字段名:银行卡号</text:p>
        </text:list-item>
        <text:list-item>
          <text:p text:style-name="P58">字段名:开户行</text:p>
        </text:list-item>
        <text:list-item>
          <text:p text:style-name="P58">字段名:离职日期</text:p>
        </text:list-item>
        <text:list-item>
          <text:p text:style-name="P58">字段名:备注</text:p>
        </text:list-item>
        <text:list-item>
          <text:p text:style-name="P58">字段名:状态</text:p>
        </text:list-item>
      </text:list>
      <text:p text:style-name="P2"><text:tab/><text:tab/><text:tab/><text:tab/></text:p>
      <text:p text:style-name="P10"><text:tab/><text:tab/><text:tab/><text:tab/>功能名称２<text:span text:style-name="T4">:导入　功能类型:编辑 <text:s text:c="8"/>url:</text:span><text:span text:style-name="T15">staffrecords</text:span><text:span text:style-name="T14">/v1/dimission/upload</text:span></text:p>
      <text:p text:style-name="P19"><text:tab/><text:tab/><text:tab/><text:tab/>新增导入模板下载功能<text:tab/><text:span text:style-name="T19">url:</text:span><text:span text:style-name="T15">staffrecords</text:span><text:span text:style-name="T14">/v1/templateExcel</text:span></text:p>
      <text:p text:style-name="P20"><text:span text:style-name="T18"><text:tab/><text:tab/><text:tab/><text:tab/></text:span><text:span text:style-name="T30">功能名称</text:span><text:span text:style-name="T31">3:导出 功能类型:导出</text:span></text:p>
      <text:p text:style-name="P21"><text:tab/><text:tab/><text:tab/><text:tab/>功能名称4:上传附件</text:p>
      <text:p text:style-name="P21"><text:tab/><text:tab/><text:tab/><text:tab/>功能名称5:查看附件</text:p>
      <text:p text:style-name="P21"><text:tab/><text:tab/><text:tab/><text:tab/>功能名称6:解冻 功能类型: 解冻</text:p>
      <text:p text:style-name="P20"><text:span text:style-name="T31"><text:tab/><text:tab/><text:tab/><text:tab/>功能名称</text:span><text:span text:style-name="T32">7:搜索</text:span></text:p>
      <text:list xml:id="list4334115004445133773" text:style-name="L7">
        <text:list-item>
          <text:p text:style-name="P55">部门/项目组</text:p>
        </text:list-item>
        <text:list-item>
          <text:p text:style-name="P55"><text:soft-page-break/>姓名</text:p>
        </text:list-item>
      </text:list>
      <text:p text:style-name="P20"><text:span text:style-name="T32"><text:tab/><text:tab/><text:tab/></text:span><text:span text:style-name="T34">导航名</text:span><text:span text:style-name="T35">3:人员简历信息</text:span></text:p>
      <text:p text:style-name="P90"><text:span text:style-name="T36"><text:tab/><text:tab/><text:tab/><text:tab/></text:span><text:span text:style-name="T33">功能名称1:列表 功能类型:网格</text:span><text:span text:style-name="T37">(resumeinfo/v1/maps)</text:span></text:p>
      <text:list xml:id="list5305075006170732851" text:style-name="L8">
        <text:list-item>
          <text:p text:style-name="P34">字段名:更新时间</text:p>
        </text:list-item>
        <text:list-item>
          <text:p text:style-name="P34">字段名:姓名</text:p>
        </text:list-item>
        <text:list-item>
          <text:p text:style-name="P35">字段名:员工编号</text:p>
        </text:list-item>
        <text:list-item>
          <text:p text:style-name="P35">字段名:地区</text:p>
        </text:list-item>
        <text:list-item>
          <text:p text:style-name="P35">字段名:部门/项目组</text:p>
        </text:list-item>
        <text:list-item>
          <text:p text:style-name="P36">字段名:职位</text:p>
        </text:list-item>
        <text:list-item>
          <text:p text:style-name="P36">字段名:学历</text:p>
        </text:list-item>
        <text:list-item>
          <text:p text:style-name="P36">字段名:专业</text:p>
        </text:list-item>
        <text:list-item>
          <text:p text:style-name="P36">字段名:毕业学校</text:p>
        </text:list-item>
        <text:list-item>
          <text:p text:style-name="P36">字段名:毕业时间</text:p>
        </text:list-item>
        <text:list-item>
          <text:p text:style-name="P36">字段名:入职时间</text:p>
        </text:list-item>
        <text:list-item>
          <text:p text:style-name="P36">字段名:兴趣爱好</text:p>
        </text:list-item>
        <text:list-item>
          <text:p text:style-name="P36">字段名:工作经历描述</text:p>
        </text:list-item>
        <text:list-item>
          <text:p text:style-name="P36">字段名:行业</text:p>
        </text:list-item>
        <text:list-item>
          <text:p text:style-name="P36">字段名:状态</text:p>
        </text:list-item>
      </text:list>
      <text:p text:style-name="P51"><text:tab/><text:tab/><text:tab/><text:tab/><text:tab/><text:bookmark-start text:name="__DdeLink__2010_264031501"/>功能名称<text:span text:style-name="T66">2</text:span>: 添加 功能类型:编辑<text:span text:style-name="T84">(resumeinfo/v1/add)</text:span></text:p>
      <text:list xml:id="list6218841342266346135" text:style-name="L9">
        <text:list-item>
          <text:p text:style-name="P39"><text:bookmark-start text:name="__DdeLink__1603_552270941"/><text:bookmark-start text:name="__DdeLink__1655_2037306213"/>字段名:姓名 字段类型:下拉可填 必填<text:span text:style-name="T84">(personnelqualification/v1/getName)</text:span></text:p>
        </text:list-item>
        <text:list-item>
          <text:p text:style-name="P39">字段名:员工编号 字段类型:<text:bookmark-start text:name="__DdeLink__1597_552270941"/>文本框<text:bookmark-end text:name="__DdeLink__1597_552270941"/> 必填<text:bookmark-start text:name="__DdeLink__1647_2037306213"/><text:span text:style-name="T84">(resumeinfo/v1/findDataByName)</text:span><text:bookmark-end text:name="__DdeLink__1647_2037306213"/></text:p>
        </text:list-item>
        <text:list-item>
          <text:p text:style-name="P38">字段名:地区 字段类型: 文本框 必填<text:span text:style-name="T84">(resumeinfo/v1/findDataByName)</text:span></text:p>
        </text:list-item>
        <text:list-item>
          <text:p text:style-name="P38">字段名:部门/项目组 字段类型: 文本框 必填<text:span text:style-name="T84">(resumeinfo/v1/findDataByName)</text:span></text:p>
        </text:list-item>
        <text:list-item>
          <text:p text:style-name="P39">字段名:职位 字段类型:文本框 必填<text:span text:style-name="T84">(resumeinfo/v1/findDataByName)</text:span></text:p>
        </text:list-item>
        <text:list-item>
          <text:p text:style-name="P39">字段名:学历 字段类型: 文本框 必填<text:span text:style-name="T84">(resumeinfo/v1/findDataByName)</text:span></text:p>
        </text:list-item>
        <text:list-item>
          <text:p text:style-name="P39">字段名:专业 字段类型: 文本框 必填<text:span text:style-name="T84">(resumeinfo/v1/findDataByName)</text:span></text:p>
        </text:list-item>
        <text:list-item>
          <text:p text:style-name="P39">字段名:毕业学校 字段类型: 文本框 必填<text:span text:style-name="T84">(resumeinfo/v1/findDataByName)</text:span></text:p>
        </text:list-item>
        <text:list-item>
          <text:p text:style-name="P39">字段名:毕业时间 字段类型: 文本框 必填<text:span text:style-name="T84">(resumeinfo/v1/findDataByName)</text:span></text:p>
        </text:list-item>
        <text:list-item>
          <text:p text:style-name="P39">字段名:入职时间 字段类型: 文本框 必填<text:span text:style-name="T84">(resumeinfo/v1/findDataByName)</text:span></text:p>
        </text:list-item>
        <text:list-item>
          <text:p text:style-name="P37">字段名:兴趣爱好 <text:bookmark-start text:name="__DdeLink__2006_264031501"/>字段类型:文本框 非必填<text:bookmark-end text:name="__DdeLink__2006_264031501"/></text:p>
        </text:list-item>
        <text:list-item>
          <text:p text:style-name="P37">字段名:工作经历描述 字段类型:大文本 非必填</text:p>
        </text:list-item>
        <text:list-item>
          <text:p text:style-name="P37">字段名:行业 字段类型:文本框 非必填<text:bookmark-end text:name="__DdeLink__1603_552270941"/><text:bookmark-end text:name="__DdeLink__2010_264031501"/><text:bookmark-end text:name="__DdeLink__1655_2037306213"/></text:p>
        </text:list-item>
      </text:list>
      <text:p text:style-name="P14"><text:tab/><text:tab/><text:tab/><text:tab/><text:tab/>功能名称<text:span text:style-name="T66">3</text:span>: 编辑 功能类型:编辑</text:p>
      <text:list xml:id="list4394546895324339477" text:style-name="L10">
        <text:list-item>
          <text:p text:style-name="P41">字段名:姓名 字段类型:下拉可填 必填<text:bookmark-start text:name="__DdeLink__1662_2037306213"/><text:span text:style-name="T84">(personnelqualification/v1/getName)</text:span><text:bookmark-end text:name="__DdeLink__1662_2037306213"/></text:p>
        </text:list-item>
        <text:list-item>
          <text:p text:style-name="P41">字段名:员工编号 字段类型:<text:bookmark-start text:name="__DdeLink__1597_5522709411"/>文本框<text:bookmark-end text:name="__DdeLink__1597_5522709411"/> 必填<text:bookmark-start text:name="__DdeLink__1647_20373062131"/><text:span text:style-name="T84">(resumeinfo/v1/findDataByName)</text:span><text:bookmark-end text:name="__DdeLink__1647_20373062131"/></text:p>
        </text:list-item>
        <text:list-item>
          <text:p text:style-name="P41">字段名:地区 字段类型: 文本框 必填<text:span text:style-name="T84">(resumeinfo/v1/findDataByName)</text:span></text:p>
        </text:list-item>
        <text:list-item>
          <text:p text:style-name="P41">字段名:部门/项目组 字段类型: 文本框 必填<text:span text:style-name="T84">(resumeinfo/v1/findDataByName)</text:span></text:p>
        </text:list-item>
        <text:list-item>
          <text:p text:style-name="P41">字段名:职位 字段类型:文本框 必填<text:span text:style-name="T84">(resumeinfo/v1/findDataByName)</text:span></text:p>
        </text:list-item>
        <text:list-item>
          <text:p text:style-name="P41"><text:soft-page-break/>字段名:学历 字段类型: 文本框 必填<text:span text:style-name="T84">(resumeinfo/v1/findDataByName)</text:span></text:p>
        </text:list-item>
        <text:list-item>
          <text:p text:style-name="P41">字段名:专业 字段类型: 文本框 必填<text:span text:style-name="T84">(resumeinfo/v1/findDataByName)</text:span></text:p>
        </text:list-item>
        <text:list-item>
          <text:p text:style-name="P41">字段名:毕业学校 字段类型: 文本框 必填<text:span text:style-name="T84">(resumeinfo/v1/findDataByName)</text:span></text:p>
        </text:list-item>
        <text:list-item>
          <text:p text:style-name="P41">字段名:毕业时间 字段类型: 文本框 必填<text:span text:style-name="T84">(resumeinfo/v1/findDataByName)</text:span></text:p>
        </text:list-item>
        <text:list-item>
          <text:p text:style-name="P41">字段名:入职时间 字段类型: 文本框 必填<text:span text:style-name="T84">(resumeinfo/v1/findDataByName)</text:span></text:p>
        </text:list-item>
        <text:list-item>
          <text:p text:style-name="P41">字段名:兴趣爱好 <text:bookmark-start text:name="__DdeLink__2006_2640315011"/>字段类型:文本框 非必填<text:bookmark-end text:name="__DdeLink__2006_2640315011"/></text:p>
        </text:list-item>
        <text:list-item>
          <text:p text:style-name="P41">字段名:工作经历描述 字段类型:大文本 非必填</text:p>
        </text:list-item>
        <text:list-item>
          <text:p text:style-name="P41">字段名:行业 字段类型:文本框 非必填</text:p>
        </text:list-item>
      </text:list>
      <text:p text:style-name="P51"><text:tab/><text:tab/><text:tab/><text:tab/><text:tab/>功能名称<text:span text:style-name="T67">4:删除 功能类型:删除(resumeinfo/v1/delete/{id})</text:span></text:p>
      <text:p text:style-name="P51"><text:tab/><text:tab/><text:tab/><text:tab/><text:tab/>功能名称<text:span text:style-name="T67">5</text:span>:导入 功能类型:导入<text:span text:style-name="T84">(resumeinfo/v1/upload)</text:span></text:p>
      <text:p text:style-name="P51"><text:tab/><text:tab/><text:tab/><text:tab/><text:tab/>功能名称<text:span text:style-name="T67">6:导出 功能类型:导出(resumeinfo/v1/export)</text:span></text:p>
      <text:p text:style-name="P14"><text:tab/><text:tab/><text:tab/><text:tab/><text:tab/>功能名称<text:span text:style-name="T67">7:上传附件 <text:s/></text:span></text:p>
      <text:p text:style-name="P14"><text:tab/><text:tab/><text:tab/><text:tab/><text:tab/>功能名称<text:span text:style-name="T67">8:查看附件</text:span></text:p>
      <text:p text:style-name="P51"><text:tab/><text:tab/><text:tab/><text:tab/><text:tab/>功能名称<text:span text:style-name="T67">9:冻结 功能类型: 冻结(resumeinfo/v1/freeze/{id})</text:span></text:p>
      <text:p text:style-name="P51"><text:tab/><text:tab/><text:tab/><text:tab/><text:tab/>功能名称<text:span text:style-name="T67">10:解冻 功能类型:解冻(resumeinfo/v1/thaw/{id})</text:span></text:p>
      <text:p text:style-name="P14"><text:tab/><text:tab/><text:tab/><text:tab/><text:tab/>功能名称<text:span text:style-name="T67">11:搜索 </text:span></text:p>
      <text:list xml:id="list2922283135361204592" text:style-name="L11">
        <text:list-item>
          <text:p text:style-name="P42">字段名:部门/项目组</text:p>
        </text:list-item>
        <text:list-item>
          <text:p text:style-name="P42">字段名:姓名</text:p>
        </text:list-item>
      </text:list>
      <text:p text:style-name="P22"/>
      <text:p text:style-name="P2"><text:tab/><text:tab/>导航下拉条_<text:span text:style-name="T5">2:档案管理</text:span></text:p>
      <text:p text:style-name="P2"><text:tab/><text:tab/><text:tab/>导航名_<text:span text:style-name="T9">1:人员资质</text:span></text:p>
      <text:p text:style-name="P2"><text:tab/><text:tab/><text:tab/><text:tab/>功能名称<text:span text:style-name="T5">1:列表 功能类型:网格</text:span></text:p>
      <text:list xml:id="list534437376500817477" text:style-name="L12">
        <text:list-item>
          <text:p text:style-name="P43">字段名:更新时间</text:p>
        </text:list-item>
        <text:list-item>
          <text:p text:style-name="P59">字段名:姓名</text:p>
        </text:list-item>
        <text:list-item>
          <text:p text:style-name="P60">字段名:性别</text:p>
        </text:list-item>
        <text:list-item>
          <text:p text:style-name="P60">字段名:身份证号</text:p>
        </text:list-item>
        <text:list-item>
          <text:p text:style-name="P60">字段名:劳动关系类型</text:p>
        </text:list-item>
        <text:list-item>
          <text:p text:style-name="P60">字段名:社保购买类型</text:p>
        </text:list-item>
        <text:list-item>
          <text:p text:style-name="P60">字段名:资质证书<text:span text:style-name="T6">1</text:span></text:p>
        </text:list-item>
        <text:list-item>
          <text:p text:style-name="P60">字段名:查询网站链接</text:p>
        </text:list-item>
        <text:list-item>
          <text:p text:style-name="P60">字段名:证书有效期限</text:p>
        </text:list-item>
        <text:list-item>
          <text:p text:style-name="P60">字段名:资质证书<text:span text:style-name="T6">2</text:span></text:p>
        </text:list-item>
        <text:list-item>
          <text:p text:style-name="P60">字段名:查询网站链接</text:p>
        </text:list-item>
        <text:list-item>
          <text:p text:style-name="P60">字段名:证书有效期限</text:p>
        </text:list-item>
        <text:list-item>
          <text:p text:style-name="P60">字段名:备注信息</text:p>
        </text:list-item>
      </text:list>
      <text:p text:style-name="P2"><text:tab/><text:tab/><text:tab/><text:tab/>功能名称<text:span text:style-name="T6">2:添加 功能类型:编辑</text:span></text:p>
      <text:list xml:id="list6439930884791149359" text:style-name="L13">
        <text:list-item>
          <text:p text:style-name="P63">字段名:姓名 字段类型:<text:span text:style-name="T55">单选可填</text:span>框 必填<text:bookmark-start text:name="__DdeLink__4179_2037306213"/><text:span text:style-name="T60">(personnelqualification/v1/getName)</text:span><text:bookmark-end text:name="__DdeLink__4179_2037306213"/></text:p>
        </text:list-item>
        <text:list-item>
          <text:p text:style-name="P44"><text:bookmark-start text:name="__DdeLink__2017_264031501"/>字段名:性别 字段类型:单选可填框<text:span text:style-name="T68">(男/女) <text:s/>必填(personnelqualification/v1/findByName)</text:span></text:p>
        </text:list-item>
        <text:list-item>
          <text:p text:style-name="P44">字段名:身份证号 字段类型: 文本框 必填<text:bookmark-end text:name="__DdeLink__2017_264031501"/><text:span text:style-name="T84">(personnelqualification/v1/findByName)</text:span></text:p>
        </text:list-item>
        <text:list-item>
          <text:p text:style-name="P61">字段名:劳动关系类型 字段类型:单选框 必填</text:p>
        </text:list-item>
        <text:list-item>
          <text:p text:style-name="P61">字段名:社保购买类型 字段类型:单选框 必填</text:p>
        </text:list-item>
        <text:list-item>
          <text:p text:style-name="P61"><text:soft-page-break/>字段名:资质证书<text:span text:style-name="T6">1 字段类型:文本框 必填</text:span></text:p>
        </text:list-item>
        <text:list-item>
          <text:p text:style-name="P61">字段名:查询网站链接 字段类型:文本框 必填</text:p>
        </text:list-item>
        <text:list-item>
          <text:p text:style-name="P61">字段名:证书有效期限 字段类型:文本框 必填</text:p>
        </text:list-item>
        <text:list-item>
          <text:p text:style-name="P61">字段名:资质证书<text:span text:style-name="T6">2 字段类型:文本框 非必填</text:span></text:p>
        </text:list-item>
        <text:list-item>
          <text:p text:style-name="P62">字段名:查询网站链接<text:span text:style-name="T6"> 字段类型:文本框 非必填</text:span></text:p>
        </text:list-item>
        <text:list-item>
          <text:p text:style-name="P62">字段名:证书有效期限<text:span text:style-name="T6"> 字段类型:文本框 非必填</text:span></text:p>
        </text:list-item>
        <text:list-item>
          <text:p text:style-name="P62">字段名:备注信息<text:span text:style-name="T6"> 字段类型:文本框 非必填</text:span></text:p>
        </text:list-item>
      </text:list>
      <text:p text:style-name="P3"><text:tab/><text:tab/><text:tab/><text:tab/>功能名称<text:span text:style-name="T7">3:编辑 功能类型:编辑</text:span></text:p>
      <text:list xml:id="list8155988242538423454" text:style-name="L14">
        <text:list-item>
          <text:p text:style-name="P65">字段名:姓名 字段类型:<text:span text:style-name="T55">单选可填</text:span>框 必填<text:span text:style-name="T60">(personnelqualification/v1/getName)</text:span></text:p>
        </text:list-item>
        <text:list-item>
          <text:p text:style-name="P46"><text:bookmark-start text:name="__DdeLink__2017_2640315011"/>字段名:性别 字段类型:单选可填框<text:span text:style-name="T68">(男/女) <text:s/>必填(personnelqualification/v1/findByName)</text:span></text:p>
        </text:list-item>
        <text:list-item>
          <text:p text:style-name="P46">字段名:身份证号 字段类型: 文本框 必填<text:bookmark-end text:name="__DdeLink__2017_2640315011"/><text:span text:style-name="T84">(personnelqualification/v1/findByName)</text:span></text:p>
        </text:list-item>
        <text:list-item>
          <text:p text:style-name="P65">字段名:劳动关系类型 字段类型:单选框 必填</text:p>
        </text:list-item>
        <text:list-item>
          <text:p text:style-name="P65">字段名:社保购买类型 字段类型:单选框 必填</text:p>
        </text:list-item>
        <text:list-item>
          <text:p text:style-name="P64">字段名:资质证书<text:span text:style-name="T6">1 字段类型:文本框 必填</text:span></text:p>
        </text:list-item>
        <text:list-item>
          <text:p text:style-name="P64">字段名:查询网站链接 字段类型:文本框 必填</text:p>
        </text:list-item>
        <text:list-item>
          <text:p text:style-name="P64">字段名:证书有效期限 字段类型:文本框 必填</text:p>
        </text:list-item>
        <text:list-item>
          <text:p text:style-name="P64">字段名:资质证书<text:span text:style-name="T6">2 字段类型:文本框 非必填</text:span></text:p>
        </text:list-item>
        <text:list-item>
          <text:p text:style-name="P64">字段名:查询网站链接<text:span text:style-name="T6"> 字段类型:文本框 非必填</text:span></text:p>
        </text:list-item>
        <text:list-item>
          <text:p text:style-name="P64">字段名:证书有效期限<text:span text:style-name="T6"> 字段类型:文本框 非必填</text:span></text:p>
        </text:list-item>
        <text:list-item>
          <text:p text:style-name="P64">字段名:备注信息<text:span text:style-name="T6"> 字段类型:文本框 非必填</text:span></text:p>
        </text:list-item>
      </text:list>
      <text:p text:style-name="P3"><text:tab/><text:tab/><text:tab/><text:tab/>功能名称<text:span text:style-name="T8">4:删除 功能类型:编辑</text:span></text:p>
      <text:p text:style-name="P115"><text:tab/><text:tab/><text:tab/><text:tab/><text:span text:style-name="T55">功能名称</text:span><text:span text:style-name="T57">5:导入 功能类型:导入</text:span><text:span text:style-name="T61">(personnelqualification/v1/upload)</text:span></text:p>
      <text:p text:style-name="P52"><text:tab/><text:tab/><text:tab/><text:tab/>功能名称<text:span text:style-name="T69">6: 导出 功能类型:导出(personnelqualification/v1/exportExcel)</text:span></text:p>
      <text:p text:style-name="P15"><text:tab/><text:tab/><text:tab/><text:tab/>功能名称<text:span text:style-name="T69">7:上传附件 功能类型:上传附件</text:span></text:p>
      <text:p text:style-name="P15"><text:tab/><text:tab/><text:tab/><text:tab/>功能名称<text:span text:style-name="T70">8:查看附件 功能类型:查看附件</text:span></text:p>
      <text:p text:style-name="P15"><text:tab/><text:tab/><text:tab/><text:tab/>功能名称<text:span text:style-name="T81">9:搜索 <text:s/>功能类型:搜索</text:span></text:p>
      <text:p text:style-name="P15"><text:tab/><text:tab/><text:tab/><text:tab/><text:tab/><text:tab/><text:tab/>字段名:名字</text:p>
      <text:p text:style-name="P3"><text:tab/><text:tab/><text:tab/>导航名_<text:span text:style-name="T9">2:档案调阅</text:span></text:p>
      <text:p text:style-name="P3"><text:tab/><text:tab/><text:tab/><text:tab/>功能名称<text:span text:style-name="T9">1:列表 功能类型:网格</text:span></text:p>
      <text:list xml:id="list5914346934005840517" text:style-name="L15">
        <text:list-item>
          <text:p text:style-name="P66">字段名:姓名</text:p>
        </text:list-item>
        <text:list-item>
          <text:p text:style-name="P66">字段名:开始日期</text:p>
        </text:list-item>
        <text:list-item>
          <text:p text:style-name="P66">字段名:结束日期</text:p>
        </text:list-item>
        <text:list-item>
          <text:p text:style-name="P66">字段名:调阅人</text:p>
        </text:list-item>
        <text:list-item>
          <text:p text:style-name="P66">字段名:原因</text:p>
        </text:list-item>
        <text:list-item>
          <text:p text:style-name="P66">字段名:福利模块</text:p>
        </text:list-item>
        <text:list-item>
          <text:p text:style-name="P66">字段名:审核意见</text:p>
        </text:list-item>
        <text:list-item>
          <text:p text:style-name="P66">字段名:总经办</text:p>
        </text:list-item>
        <text:list-item>
          <text:p text:style-name="P66">字段名:审核意见</text:p>
        </text:list-item>
        <text:list-item>
          <text:p text:style-name="P66">字段名:审核状态</text:p>
        </text:list-item>
        <text:list-item>
          <text:p text:style-name="P66">字段名:是否到期</text:p>
        </text:list-item>
      </text:list>
      <text:p text:style-name="P3"><text:tab/><text:tab/><text:tab/><text:tab/>功能名称<text:span text:style-name="T9">2:申请调阅 功能类型:编辑</text:span></text:p>
      <text:list xml:id="list7739676704347503885" text:style-name="L16">
        <text:list-item>
          <text:p text:style-name="P67">字段名:开始日期 字段类型:日期框 必填</text:p>
        </text:list-item>
        <text:list-item>
          <text:p text:style-name="P67">字段名:结束日期 字段类型:日期框 必填</text:p>
        </text:list-item>
        <text:list-item>
          <text:p text:style-name="P67">字段名:调阅人 字段类型:多选框 必填</text:p>
        </text:list-item>
        <text:list-item>
          <text:p text:style-name="P67"><text:soft-page-break/>字段名:原因 字段类型:文本框 必填</text:p>
        </text:list-item>
      </text:list>
      <text:p text:style-name="P4"><text:tab/><text:tab/><text:tab/><text:tab/>功能名称<text:span text:style-name="T9">3:编辑 功能类型:编辑</text:span></text:p>
      <text:list xml:id="list587063408045691010" text:style-name="L17">
        <text:list-item>
          <text:p text:style-name="P68">字段名:开始日期 字段类型:日期框 必填</text:p>
        </text:list-item>
        <text:list-item>
          <text:p text:style-name="P68">字段名:结束日期 字段类型:日期框 必填</text:p>
        </text:list-item>
        <text:list-item>
          <text:p text:style-name="P68">字段名:调阅人 字段类型:多选框 必填</text:p>
        </text:list-item>
        <text:list-item>
          <text:p text:style-name="P68">字段名:原因 字段类型:文本框 必填</text:p>
        </text:list-item>
      </text:list>
      <text:p text:style-name="P4"><text:tab/><text:tab/><text:tab/><text:tab/>功能名称<text:span text:style-name="T9">4:删除 功能类型:编辑</text:span></text:p>
      <text:p text:style-name="P4"><text:tab/><text:tab/><text:tab/><text:tab/>功能名称<text:span text:style-name="T9">5:审核 功能类型:编辑</text:span></text:p>
      <text:list xml:id="list8601337590826165754" text:style-name="L18">
        <text:list-item>
          <text:p text:style-name="P69">字段名:是否通过 字段类型:开关按钮 默认:否 </text:p>
        </text:list-item>
        <text:list-item>
          <text:p text:style-name="P69">字段名:意见 字段类型:文本框 必填</text:p>
        </text:list-item>
      </text:list>
      <text:p text:style-name="P115"><text:tab/><text:tab/><text:tab/><text:tab/><text:span text:style-name="T55">功能名称</text:span><text:span text:style-name="T58">6:导入 功能类型: 导入</text:span><text:span text:style-name="T61">(archiveaccess/v1/upload)</text:span></text:p>
      <text:p text:style-name="P52"><text:tab/><text:tab/><text:tab/><text:tab/>功能名称<text:span text:style-name="T71">7:导出 功能类型:导出(archiveaccess/v1/exportExcel)</text:span></text:p>
      <text:p text:style-name="P16"><text:tab/><text:tab/><text:tab/><text:tab/>功能名称<text:span text:style-name="T71">8:上传附件 功能类型:上传附件</text:span></text:p>
      <text:p text:style-name="P16"><text:tab/><text:tab/><text:tab/><text:tab/>功能名称<text:span text:style-name="T71">9:查看附件 <text:s/></text:span></text:p>
      <text:p text:style-name="P16"><text:tab/><text:tab/><text:tab/><text:tab/>功能名称<text:span text:style-name="T72">10:搜索</text:span></text:p>
      <text:p text:style-name="P16"><text:tab/><text:tab/><text:tab/><text:tab/><text:tab/><text:tab/>字段名:姓名</text:p>
      <text:p text:style-name="P4"><text:tab/><text:tab/><text:tab/>导航名_<text:span text:style-name="T9">4:档案明细</text:span></text:p>
      <text:p text:style-name="P4"><text:tab/><text:tab/><text:tab/><text:tab/>功能名称<text:span text:style-name="T9">1:列表 功能类型:网格</text:span></text:p>
      <text:list xml:id="list2061491840324623737" text:style-name="L19">
        <text:list-item>
          <text:p text:style-name="P70">字段名:地区</text:p>
        </text:list-item>
        <text:list-item>
          <text:p text:style-name="P70">字段名:姓名</text:p>
        </text:list-item>
        <text:list-item>
          <text:p text:style-name="P70">字段名:员工编号</text:p>
        </text:list-item>
        <text:list-item>
          <text:p text:style-name="P70">字段名:项目组</text:p>
        </text:list-item>
        <text:list-item>
          <text:p text:style-name="P70">字段名:岗位</text:p>
        </text:list-item>
        <text:list-item>
          <text:p text:style-name="P70">字段名:技能等级</text:p>
        </text:list-item>
        <text:list-item>
          <text:p text:style-name="P70">字段名:管理等级</text:p>
        </text:list-item>
        <text:list-item>
          <text:p text:style-name="P70">字段名:奖励</text:p>
        </text:list-item>
        <text:list-item>
          <text:p text:style-name="P70">字段名:处罚</text:p>
        </text:list-item>
        <text:list-item>
          <text:p text:style-name="P70">字段名:身份证有效期</text:p>
        </text:list-item>
        <text:list-item>
          <text:p text:style-name="P70">字段名:劳动合同</text:p>
        </text:list-item>
        <text:list-item>
          <text:p text:style-name="P70">字段名:培训协议</text:p>
        </text:list-item>
        <text:list-item>
          <text:p text:style-name="P70">字段名:保密协议</text:p>
        </text:list-item>
        <text:list-item>
          <text:p text:style-name="P70">字段名:竞业协议</text:p>
        </text:list-item>
        <text:list-item>
          <text:p text:style-name="P70">字段名:简历</text:p>
        </text:list-item>
        <text:list-item>
          <text:p text:style-name="P70">字段名:照片</text:p>
        </text:list-item>
        <text:list-item>
          <text:p text:style-name="P70">字段名:身份证</text:p>
        </text:list-item>
        <text:list-item>
          <text:p text:style-name="P70">字段名:学历证</text:p>
        </text:list-item>
        <text:list-item>
          <text:p text:style-name="P70">字段名:银行卡</text:p>
        </text:list-item>
        <text:list-item>
          <text:p text:style-name="P70">字段名:求职登记表</text:p>
        </text:list-item>
        <text:list-item>
          <text:p text:style-name="P70">字段名:入职登记表</text:p>
        </text:list-item>
        <text:list-item>
          <text:p text:style-name="P70">字段名:面谈确认单</text:p>
        </text:list-item>
        <text:list-item>
          <text:p text:style-name="P70">字段名:转正审批表</text:p>
        </text:list-item>
        <text:list-item>
          <text:p text:style-name="P70">字段名:资格证书</text:p>
        </text:list-item>
        <text:list-item>
          <text:p text:style-name="P70">字段名:存放路径</text:p>
        </text:list-item>
        <text:list-item>
          <text:p text:style-name="P70">字段名:备注</text:p>
        </text:list-item>
        <text:list-item>
          <text:p text:style-name="P70">字段名:状态</text:p>
        </text:list-item>
      </text:list>
      <text:p text:style-name="P4"><text:tab/><text:tab/><text:tab/><text:tab/>功能名称2:添加 功能类型:编辑</text:p>
      <text:list xml:id="list7167725151135946006" text:style-name="L20">
        <text:list-item>
          <text:p text:style-name="P72"><text:soft-page-break/>字段名:姓名 字段类型:<text:span text:style-name="T55">单选可填</text:span>框 必填<text:span text:style-name="T85">(</text:span><text:span text:style-name="T60">(personnelqualification/v1/getName)</text:span><text:span text:style-name="T85">)</text:span></text:p>
        </text:list-item>
        <text:list-item>
          <text:p text:style-name="P71">字段名:身份证有效期 字段类型:文本框 必填</text:p>
        </text:list-item>
        <text:list-item>
          <text:p text:style-name="P71">字段名:劳动合同 字段类型:开关按钮 默认:没有</text:p>
        </text:list-item>
        <text:list-item>
          <text:p text:style-name="P71">字段名:培训协议 字段类型:开关按钮 默认:没有</text:p>
        </text:list-item>
        <text:list-item>
          <text:p text:style-name="P71">字段名:保密协议 字段类型:开关按钮 默认:没有</text:p>
        </text:list-item>
        <text:list-item>
          <text:p text:style-name="P71">字段名:竞业协议 字段类型:开关按钮 默认:没有</text:p>
        </text:list-item>
        <text:list-item>
          <text:p text:style-name="P71">字段名:简历 字段类型:开关按钮 默认:没有</text:p>
        </text:list-item>
        <text:list-item>
          <text:p text:style-name="P71">字段名:照片 字段类型:开关按钮 默认:没有</text:p>
        </text:list-item>
        <text:list-item>
          <text:p text:style-name="P71">字段名:身份证 字段类型:开关按钮 默认:没有</text:p>
        </text:list-item>
        <text:list-item>
          <text:p text:style-name="P71">字段名:学历证 字段类型:开关按钮 默认:没有</text:p>
        </text:list-item>
        <text:list-item>
          <text:p text:style-name="P71">字段名:银行卡 字段类型:开关按钮 默认:没有</text:p>
        </text:list-item>
        <text:list-item>
          <text:p text:style-name="P71">字段名:求职登记表 字段类型:开关按钮 默认:没有</text:p>
        </text:list-item>
        <text:list-item>
          <text:p text:style-name="P71">字段名:入职登记表 字段类型:开关按钮 默认:没有</text:p>
        </text:list-item>
        <text:list-item>
          <text:p text:style-name="P71">字段名:面谈确认单 字段类型:开关按钮 默认:没有</text:p>
        </text:list-item>
        <text:list-item>
          <text:p text:style-name="P71">字段名:转正审批表 字段类型:开关按钮 默认:没有</text:p>
        </text:list-item>
        <text:list-item>
          <text:p text:style-name="P71">字段名:资格证书 字段类型:开关按钮 默认:没有</text:p>
        </text:list-item>
        <text:list-item>
          <text:p text:style-name="P71">字段名:存放路径 字段类型:文本框 非必填</text:p>
        </text:list-item>
        <text:list-item>
          <text:p text:style-name="P71">字段名:备注 <text:s/>字段类型:文本框 非必填</text:p>
        </text:list-item>
      </text:list>
      <text:p text:style-name="P5"><text:tab/><text:tab/><text:tab/><text:tab/>功能名称3:编辑 功能类型:编辑</text:p>
      <text:list xml:id="list7536649098769739126" text:style-name="L21">
        <text:list-item>
          <text:p text:style-name="P74">字段名:姓名 字段类型:<text:span text:style-name="T55">单选可填</text:span>框 必填<text:span text:style-name="T85">(</text:span><text:span text:style-name="T60">(personnelqualification/v1/getName)</text:span><text:span text:style-name="T85">)</text:span></text:p>
        </text:list-item>
        <text:list-item>
          <text:p text:style-name="P73">字段名:身份证有效期 字段类型:文本框 必填</text:p>
        </text:list-item>
        <text:list-item>
          <text:p text:style-name="P73">字段名:劳动合同 字段类型:开关按钮</text:p>
        </text:list-item>
        <text:list-item>
          <text:p text:style-name="P73">字段名:培训协议 字段类型:开关按钮</text:p>
        </text:list-item>
        <text:list-item>
          <text:p text:style-name="P73">字段名:保密协议 字段类型:开关按钮</text:p>
        </text:list-item>
        <text:list-item>
          <text:p text:style-name="P73">字段名:竞业协议 字段类型:开关按钮</text:p>
        </text:list-item>
        <text:list-item>
          <text:p text:style-name="P73">字段名:简历 字段类型:开关按钮</text:p>
        </text:list-item>
        <text:list-item>
          <text:p text:style-name="P73">字段名:照片 字段类型:开关按钮</text:p>
        </text:list-item>
        <text:list-item>
          <text:p text:style-name="P73">字段名:身份证 字段类型:开关按钮</text:p>
        </text:list-item>
        <text:list-item>
          <text:p text:style-name="P73">字段名:学历证 字段类型:开关按钮</text:p>
        </text:list-item>
        <text:list-item>
          <text:p text:style-name="P73">字段名:银行卡 字段类型:开关按钮</text:p>
        </text:list-item>
        <text:list-item>
          <text:p text:style-name="P73">字段名:求职登记表 字段类型:开关按钮</text:p>
        </text:list-item>
        <text:list-item>
          <text:p text:style-name="P73">字段名:入职登记表 字段类型:开关按钮</text:p>
        </text:list-item>
        <text:list-item>
          <text:p text:style-name="P73">字段名:面谈确认单 字段类型:开关按钮</text:p>
        </text:list-item>
        <text:list-item>
          <text:p text:style-name="P73">字段名:转正审批表 字段类型:开关按钮</text:p>
        </text:list-item>
        <text:list-item>
          <text:p text:style-name="P73">字段名:资格证书 字段类型:开关按钮</text:p>
        </text:list-item>
        <text:list-item>
          <text:p text:style-name="P73">字段名:存放路径 字段类型:文本框 非必填</text:p>
        </text:list-item>
        <text:list-item>
          <text:p text:style-name="P73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2192382537141394654" text:style-name="L22">
        <text:list-item>
          <text:p text:style-name="P75"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7398956078789760204" text:style-name="L23">
        <text:list-item>
          <text:p text:style-name="P76">字段名:地区</text:p>
        </text:list-item>
        <text:list-item>
          <text:p text:style-name="P77">字段名:姓名</text:p>
        </text:list-item>
        <text:list-item>
          <text:p text:style-name="P77">字段名:员工编号</text:p>
        </text:list-item>
        <text:list-item>
          <text:p text:style-name="P77"><text:soft-page-break/>字段名:项目组</text:p>
        </text:list-item>
        <text:list-item>
          <text:p text:style-name="P77">字段名:岗位</text:p>
        </text:list-item>
        <text:list-item>
          <text:p text:style-name="P77">字段名:自愿放弃购买社保协议书</text:p>
        </text:list-item>
        <text:list-item>
          <text:p text:style-name="P77">字段名:转正定级档案收集</text:p>
        </text:list-item>
        <text:list-item>
          <text:p text:style-name="P77">字段名:调动/任命</text:p>
        </text:list-item>
        <text:list-item>
          <text:p text:style-name="P77">字段名:岗位晋升</text:p>
        </text:list-item>
        <text:list-item>
          <text:p text:style-name="P77">字段名:技能评定</text:p>
        </text:list-item>
        <text:list-item>
          <text:p text:style-name="P77">字段名:特批补助</text:p>
        </text:list-item>
        <text:list-item>
          <text:p text:style-name="P77">字段名:技能证书</text:p>
        </text:list-item>
        <text:list-item>
          <text:p text:style-name="P77">字段名:其他档案</text:p>
        </text:list-item>
      </text:list>
      <text:p text:style-name="P6"><text:tab/><text:tab/><text:tab/><text:tab/>功能名称<text:span text:style-name="T10">2:添加 功能类型:编辑</text:span></text:p>
      <text:list xml:id="list804386560009505525" text:style-name="L24">
        <text:list-item>
          <text:p text:style-name="P79">字段名:姓名 字段类型:<text:span text:style-name="T55">下拉可填</text:span>框 必填<text:span text:style-name="T60">(personnelqualification/v1/getName)</text:span></text:p>
        </text:list-item>
        <text:list-item>
          <text:p text:style-name="P78">字段名:自愿放弃购买社保协议书 </text:p>
        </text:list-item>
        <text:list-item>
          <text:p text:style-name="P78">字段名:转正定级档案收集 字段类型:开关按钮 默认:没有</text:p>
        </text:list-item>
        <text:list-item>
          <text:p text:style-name="P78">字段名:调动/任命 字段类型:文本框 非必填</text:p>
        </text:list-item>
        <text:list-item>
          <text:p text:style-name="P78">字段名:岗位晋升 字段类型:文本框 非必填</text:p>
        </text:list-item>
        <text:list-item>
          <text:p text:style-name="P78">字段名:技能评定 字段类型:文本框 非必填</text:p>
        </text:list-item>
        <text:list-item>
          <text:p text:style-name="P78">字段名:特批补助 字段类型:文本框 非必填</text:p>
        </text:list-item>
        <text:list-item>
          <text:p text:style-name="P78">字段名:技能证书 字段类型:文本框 非必填</text:p>
        </text:list-item>
        <text:list-item>
          <text:p text:style-name="P78">字段名:其他档案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6148587165087032121" text:style-name="L25">
        <text:list-item>
          <text:p text:style-name="P81">字段名:姓名 字段类型:<text:span text:style-name="T55">下拉可填</text:span>框 必填<text:span text:style-name="T60">(personnelqualification/v1/getName)</text:span></text:p>
        </text:list-item>
        <text:list-item>
          <text:p text:style-name="P80">字段名:自愿放弃购买社保协议书 </text:p>
        </text:list-item>
        <text:list-item>
          <text:p text:style-name="P80">字段名:转正定级档案收集 字段类型:开关按钮 默认:没有</text:p>
        </text:list-item>
        <text:list-item>
          <text:p text:style-name="P80">字段名:调动/任命 字段类型:文本框 非必填</text:p>
        </text:list-item>
        <text:list-item>
          <text:p text:style-name="P80">字段名:岗位晋升 字段类型:文本框 非必填</text:p>
        </text:list-item>
        <text:list-item>
          <text:p text:style-name="P80">字段名:技能评定 字段类型:文本框 非必填</text:p>
        </text:list-item>
        <text:list-item>
          <text:p text:style-name="P80">字段名:特批补助 字段类型:文本框 非必填</text:p>
        </text:list-item>
        <text:list-item>
          <text:p text:style-name="P80">字段名:技能证书 字段类型:文本框 非必填</text:p>
        </text:list-item>
        <text:list-item>
          <text:p text:style-name="P80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1">3:对外信息管理</text:span></text:p>
      <text:p text:style-name="P7"><text:tab/><text:tab/><text:tab/>导航名_<text:span text:style-name="T11">1:</text:span><text:bookmark-start text:name="__DdeLink__833_1396048250"/><text:span text:style-name="T11">对外人员基本信息设置</text:span><text:bookmark-end text:name="__DdeLink__833_1396048250"/></text:p>
      <text:p text:style-name="P7"><text:tab/><text:tab/><text:tab/><text:tab/>功能名称<text:span text:style-name="T11">1:列表 功能类型:网格</text:span></text:p>
      <text:list xml:id="list4224851421096984149" text:style-name="L26">
        <text:list-item>
          <text:p text:style-name="P82">字段名:类型</text:p>
        </text:list-item>
        <text:list-item>
          <text:p text:style-name="P82">字段名:描述</text:p>
        </text:list-item>
        <text:list-item>
          <text:p text:style-name="P82">字段名:状态</text:p>
        </text:list-item>
      </text:list>
      <text:p text:style-name="P7"><text:tab/><text:tab/><text:tab/><text:tab/>功能名称<text:span text:style-name="T11">2:添加 功能类型:编辑</text:span></text:p>
      <text:list xml:id="list722421360685174705" text:style-name="L27">
        <text:list-item>
          <text:p text:style-name="P83">字段名:类型 字段类型:文本框 必填</text:p>
        </text:list-item>
        <text:list-item>
          <text:p text:style-name="P83">字段名:描述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1383829343284440126" text:style-name="L28">
        <text:list-item>
          <text:p text:style-name="P84">字段名:类型 字段类型:文本框 必填</text:p>
        </text:list-item>
        <text:list-item>
          <text:p text:style-name="P84">字段名:描述 字段类型:文本框 非必填</text:p>
        </text:list-item>
      </text:list>
      <text:p text:style-name="P7"><text:tab/><text:tab/><text:tab/><text:tab/>功能名称<text:span text:style-name="T11">4:删除 功能类型:编辑</text:span></text:p>
      <text:p text:style-name="P7"><text:tab/><text:tab/><text:tab/><text:tab/>功能名称<text:span text:style-name="T11">5:冻结 功能类型:编辑</text:span></text:p>
      <text:p text:style-name="P7"><text:soft-page-break/><text:tab/><text:tab/><text:tab/><text:tab/>功能名称<text:span text:style-name="T11">6:解冻 功能类型:编辑</text:span></text:p>
      <text:p text:style-name="P7"><text:tab/><text:tab/><text:tab/>导航名_<text:span text:style-name="T11">2:对外人员信息</text:span></text:p>
      <text:p text:style-name="P7"><text:tab/><text:tab/><text:tab/><text:tab/>功能名称<text:span text:style-name="T11">1:列表 功能类型:网格</text:span></text:p>
      <text:list xml:id="list778998183042147205" text:style-name="L29">
        <text:list-item>
          <text:p text:style-name="P47">字段名:更新时间</text:p>
        </text:list-item>
        <text:list-item>
          <text:p text:style-name="P85">字段名:使用类型</text:p>
        </text:list-item>
        <text:list-item>
          <text:p text:style-name="P85">字段名:姓名</text:p>
        </text:list-item>
        <text:list-item>
          <text:p text:style-name="P85">字段名:员工编号</text:p>
        </text:list-item>
        <text:list-item>
          <text:p text:style-name="P85">字段名:项目组</text:p>
        </text:list-item>
        <text:list-item>
          <text:p text:style-name="P85">字段名:职位</text:p>
        </text:list-item>
        <text:list-item>
          <text:p text:style-name="P85">字段名:学历</text:p>
        </text:list-item>
        <text:list-item>
          <text:p text:style-name="P47"><text:bookmark-start text:name="__DdeLink__1374_841438237"/>字<text:span text:style-name="T73">段名:</text:span><text:span text:style-name="T40">资质/认证证书</text:span></text:p>
        </text:list-item>
        <text:list-item>
          <text:p text:style-name="P86">字段名:<text:span text:style-name="T53">是否购买社保</text:span></text:p>
        </text:list-item>
        <text:list-item>
          <text:p text:style-name="P86">字段名:<text:span text:style-name="T53">社保购买类型</text:span></text:p>
        </text:list-item>
        <text:list-item>
          <text:p text:style-name="P86">字段名:<text:span text:style-name="T53">购买社保所属公司</text:span><text:bookmark-end text:name="__DdeLink__1374_841438237"/></text:p>
        </text:list-item>
        <text:list-item>
          <text:p text:style-name="P85">字段名:专业</text:p>
        </text:list-item>
        <text:list-item>
          <text:p text:style-name="P85">字段名:毕业学校</text:p>
        </text:list-item>
        <text:list-item>
          <text:p text:style-name="P85">字段名:毕业时间</text:p>
        </text:list-item>
        <text:list-item>
          <text:p text:style-name="P85">字段名:入职时间</text:p>
        </text:list-item>
        <text:list-item>
          <text:p text:style-name="P85">字段名:在职时间<text:span text:style-name="T3">(月)</text:span></text:p>
        </text:list-item>
        <text:list-item>
          <text:p text:style-name="P85">字段名:电话号码</text:p>
        </text:list-item>
        <text:list-item>
          <text:p text:style-name="P85">字段名:出生日期</text:p>
        </text:list-item>
        <text:list-item>
          <text:p text:style-name="P85">字段名:户籍地址</text:p>
        </text:list-item>
        <text:list-item>
          <text:p text:style-name="P85">字段名:身份证号码</text:p>
        </text:list-item>
        <text:list-item>
          <text:p text:style-name="P85">字段名:银行卡号</text:p>
        </text:list-item>
        <text:list-item>
          <text:p text:style-name="P85">字段名:开户行</text:p>
        </text:list-item>
        <text:list-item>
          <text:p text:style-name="P85">字段名:邮箱</text:p>
        </text:list-item>
        <text:list-item>
          <text:p text:style-name="P85">字段名:状态</text:p>
        </text:list-item>
      </text:list>
      <text:p text:style-name="P7"><text:tab/><text:tab/><text:tab/><text:tab/>功能名称<text:span text:style-name="T11">2:添加 功能类型:编辑</text:span></text:p>
      <text:list xml:id="list57157948471252114" text:style-name="L30">
        <text:list-item>
          <text:p text:style-name="P91">字段名:使用类型 字段类型:单选框 必填</text:p>
        </text:list-item>
        <text:list-item>
          <text:p text:style-name="P94">字段名:姓名 字段类型:<text:span text:style-name="T55">下拉可填</text:span>框 必填<text:span text:style-name="T60">(personnelqualification/v1/getName)</text:span></text:p>
        </text:list-item>
        <text:list-item>
          <text:p text:style-name="P91">字段名:项目组 字段类型:文本框 必填</text:p>
        </text:list-item>
        <text:list-item>
          <text:p text:style-name="P91">字段名:职位 字段类型:文本框 必填</text:p>
        </text:list-item>
        <text:list-item>
          <text:p text:style-name="P91">字段名:学历 字段类型:文本框 必填</text:p>
        </text:list-item>
        <text:list-item>
          <text:p text:style-name="P48"><text:bookmark-start text:name="__DdeLink__1376_841438237"/>字<text:span text:style-name="T73">段名:</text:span><text:span text:style-name="T40">资质/认证证书 </text:span><text:span text:style-name="T41">字段类型:下拉可填框 必填</text:span><text:span text:style-name="T42">(staffrecords/v1/find/qualifications)</text:span></text:p>
        </text:list-item>
        <text:list-item>
          <text:p text:style-name="P87">字段名:<text:span text:style-name="T53">是否购买社保 <text:s/>字段类型:下拉可填框 必填</text:span><text:span text:style-name="T54">(staffrecords/v1/findSecureBO)</text:span></text:p>
        </text:list-item>
        <text:list-item>
          <text:p text:style-name="P87">字段名:<text:span text:style-name="T53">社保购买类型 <text:s/>字段类型:下拉可填框 必填</text:span><text:span text:style-name="T54">(staffrecords/v1/findSecureBO)</text:span></text:p>
        </text:list-item>
        <text:list-item>
          <text:p text:style-name="P87">字段名:<text:span text:style-name="T53">购买社保所属公司 字段类型:下拉可填框 必填</text:span><text:bookmark-end text:name="__DdeLink__1376_841438237"/><text:span text:style-name="T54">(staffrecords/v1/findSecureBO)</text:span></text:p>
        </text:list-item>
        <text:list-item>
          <text:p text:style-name="P91">字段名:专业 字段类型:文本框 必填</text:p>
        </text:list-item>
        <text:list-item>
          <text:p text:style-name="P92">字段名:毕业学校 字段类型:文本框 非必填<text:span text:style-name="T47">url:foreignstaffing/v1/getSchool</text:span></text:p>
        </text:list-item>
        <text:list-item>
          <text:p text:style-name="P92">字段名:毕业时间 字段类型:<text:bookmark-start text:name="__DdeLink__835_1396048250"/>日期<text:bookmark-end text:name="__DdeLink__835_1396048250"/>框 非必填<text:span text:style-name="T47">url:foreignstaffing/v1/getTime</text:span></text:p>
        </text:list-item>
        <text:list-item>
          <text:p text:style-name="P93">字段名:入职时间 字段类型:日期框 必填</text:p>
        </text:list-item>
        <text:list-item>
          <text:p text:style-name="P91">字段名:电话号码 字段类型:文本框 必填</text:p>
        </text:list-item>
        <text:list-item>
          <text:p text:style-name="P93"><text:soft-page-break/>字段名:出生日期 字段类型:日期框 非必填</text:p>
        </text:list-item>
        <text:list-item>
          <text:p text:style-name="P91">字段名:户籍地址 字段类型:文本框 必填</text:p>
        </text:list-item>
        <text:list-item>
          <text:p text:style-name="P91">字段名:身份证号码 字段类型:文本框 必填</text:p>
        </text:list-item>
        <text:list-item>
          <text:p text:style-name="P91">字段名:银行卡号 字段类型:文本框 非必填</text:p>
        </text:list-item>
        <text:list-item>
          <text:p text:style-name="P91">字段名:开户行 字段类型:文本框 非必填</text:p>
        </text:list-item>
        <text:list-item>
          <text:p text:style-name="P91">字段名:邮箱 字段类型:文本框 非必填</text:p>
        </text:list-item>
      </text:list>
      <text:p text:style-name="P7"><text:tab/><text:tab/><text:tab/><text:tab/>功能名称<text:span text:style-name="T11">3:编辑 功能类型:编辑</text:span></text:p>
      <text:list xml:id="list6545453364904034997" text:style-name="L31">
        <text:list-item>
          <text:p text:style-name="P98">字段名:使用类型 字段类型:单选框 必填</text:p>
        </text:list-item>
        <text:list-item>
          <text:p text:style-name="P98">字段名:姓名 字段类型:<text:span text:style-name="T55">下拉可填</text:span>框 必填<text:span text:style-name="T60">(personnelqualification/v1/getName)</text:span></text:p>
        </text:list-item>
        <text:list-item>
          <text:p text:style-name="P98">字段名:项目组 字段类型:文本框 必填</text:p>
        </text:list-item>
        <text:list-item>
          <text:p text:style-name="P98">字段名:职位 字段类型:文本框 必填</text:p>
        </text:list-item>
        <text:list-item>
          <text:p text:style-name="P98">字段名:学历 字段类型:文本框 必填</text:p>
        </text:list-item>
        <text:list-item>
          <text:p text:style-name="P50"><text:bookmark-start text:name="__DdeLink__1376_8414382371"/>字<text:span text:style-name="T73">段名:</text:span><text:span text:style-name="T40">资质/认证证书 </text:span><text:span text:style-name="T41">字段类型:下拉可填框 必填</text:span><text:span text:style-name="T42">(staffrecords/v1/find/qualifications)</text:span></text:p>
        </text:list-item>
        <text:list-item>
          <text:p text:style-name="P89">字段名:<text:span text:style-name="T53">是否购买社保 <text:s/>字段类型:下拉可填框 必填</text:span><text:span text:style-name="T54">(staffrecords/v1/findSecureBO)</text:span></text:p>
        </text:list-item>
        <text:list-item>
          <text:p text:style-name="P89">字段名:<text:span text:style-name="T53">社保购买类型 <text:s/>字段类型:下拉可填框 必填</text:span><text:span text:style-name="T54">(staffrecords/v1/findSecureBO)</text:span></text:p>
        </text:list-item>
        <text:list-item>
          <text:p text:style-name="P89"><text:span text:style-name="T53">字段名:购买社保所属公司 字段类型:下拉可填框 必填</text:span><text:bookmark-end text:name="__DdeLink__1376_8414382371"/><text:span text:style-name="T54">(staffrecords/v1/findSecureBO)</text:span></text:p>
        </text:list-item>
        <text:list-item>
          <text:p text:style-name="P95">字段名:专业 字段类型:文本框 必填</text:p>
        </text:list-item>
        <text:list-item>
          <text:p text:style-name="P95">字段名:毕业学校 字段类型:文本框 非必填</text:p>
        </text:list-item>
        <text:list-item>
          <text:p text:style-name="P97">字段名:毕业时间 字段类型:日期框 非必填</text:p>
        </text:list-item>
        <text:list-item>
          <text:p text:style-name="P97">字段名:入职时间 字段类型:日期框 必填</text:p>
        </text:list-item>
        <text:list-item>
          <text:p text:style-name="P95">字段名:电话号码 字段类型:文本框 必填</text:p>
        </text:list-item>
        <text:list-item>
          <text:p text:style-name="P97">字段名:出生日期 字段类型:日期框 非必填</text:p>
        </text:list-item>
        <text:list-item>
          <text:p text:style-name="P95">字段名:户籍地址 字段类型:文本框 必填</text:p>
        </text:list-item>
        <text:list-item>
          <text:p text:style-name="P95">字段名:身份证号码 字段类型:文本框 必填</text:p>
        </text:list-item>
        <text:list-item>
          <text:p text:style-name="P95">字段名:银行卡号 字段类型:文本框 非必填</text:p>
        </text:list-item>
        <text:list-item>
          <text:p text:style-name="P95">字段名:开户行 字段类型:文本框 非必填</text:p>
        </text:list-item>
        <text:list-item>
          <text:p text:style-name="P95">字段名:邮箱 字段类型:文本框 非必填</text:p>
        </text:list-item>
      </text:list>
      <text:p text:style-name="P7"><text:tab/><text:tab/><text:tab/><text:tab/>功能名称<text:span text:style-name="T76">4:删除 功能类型:编辑</text:span></text:p>
      <text:p text:style-name="P7"><text:tab/><text:tab/>导航下拉条_<text:span text:style-name="T11">4:其他信息</text:span></text:p>
      <text:p text:style-name="P7"><text:tab/><text:tab/><text:tab/>导航名_<text:span text:style-name="T11">1:</text:span><text:bookmark-start text:name="__DdeLink__829_1396048250"/><text:span text:style-name="T11">公司社保购买类型</text:span><text:bookmark-end text:name="__DdeLink__829_1396048250"/></text:p>
      <text:p text:style-name="P8"><text:tab/><text:tab/><text:tab/><text:tab/>功能名称<text:span text:style-name="T11">1:列表 功能类型:网格</text:span></text:p>
      <text:list xml:id="list4465595983157820041" text:style-name="L32">
        <text:list-item>
          <text:p text:style-name="P99">字段名:类型</text:p>
        </text:list-item>
        <text:list-item>
          <text:p text:style-name="P99">字段名:描述</text:p>
        </text:list-item>
        <text:list-item>
          <text:p text:style-name="P99">字段名:状态</text:p>
        </text:list-item>
      </text:list>
      <text:p text:style-name="P8"><text:tab/><text:tab/><text:tab/><text:tab/>功能名称<text:span text:style-name="T11">2:添加 功能类型:编辑</text:span></text:p>
      <text:list xml:id="list5113477533567718129" text:style-name="L33">
        <text:list-item>
          <text:p text:style-name="P100">字段名:类型 字段类型:文本框 必填</text:p>
        </text:list-item>
        <text:list-item>
          <text:p text:style-name="P100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7835017754626274764" text:style-name="L34">
        <text:list-item>
          <text:p text:style-name="P101">字段名:类型 字段类型:文本框 必填</text:p>
        </text:list-item>
        <text:list-item>
          <text:p text:style-name="P101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soft-page-break/><text:tab/><text:tab/><text:tab/><text:tab/>功能名称<text:span text:style-name="T11">6:解冻 功能类型:编辑</text:span></text:p>
      <text:p text:style-name="P8"><text:tab/><text:tab/><text:tab/>导航名_<text:span text:style-name="T12">2:劳动关系类型</text:span></text:p>
      <text:p text:style-name="P8"><text:tab/><text:tab/><text:tab/><text:tab/>功能名称<text:span text:style-name="T11">1:列表 功能类型:网格</text:span></text:p>
      <text:list xml:id="list1463024346401466362" text:style-name="L35">
        <text:list-item>
          <text:p text:style-name="P102">字段名:类型</text:p>
        </text:list-item>
        <text:list-item>
          <text:p text:style-name="P102">字段名:描述</text:p>
        </text:list-item>
        <text:list-item>
          <text:p text:style-name="P102">字段名:状态</text:p>
        </text:list-item>
      </text:list>
      <text:p text:style-name="P8"><text:tab/><text:tab/><text:tab/><text:tab/>功能名称<text:span text:style-name="T11">2:添加 功能类型:编辑</text:span></text:p>
      <text:list xml:id="list3548948559971795589" text:style-name="L36">
        <text:list-item>
          <text:p text:style-name="P103">字段名:类型 字段类型:文本框 必填</text:p>
        </text:list-item>
        <text:list-item>
          <text:p text:style-name="P103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4908226003503422325" text:style-name="L37">
        <text:list-item>
          <text:p text:style-name="P104">字段名:类型 字段类型:文本框 必填</text:p>
        </text:list-item>
        <text:list-item>
          <text:p text:style-name="P104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><text:tab/><text:tab/><text:tab/>导航名_<text:span text:style-name="T13">3:</text:span><text:bookmark-start text:name="__DdeLink__831_1396048250"/><text:span text:style-name="T13">附件类型</text:span><text:bookmark-end text:name="__DdeLink__831_1396048250"/></text:p>
      <text:p text:style-name="P8"><text:tab/><text:tab/><text:tab/><text:tab/>功能名称<text:span text:style-name="T11">1:列表 功能类型:网格</text:span></text:p>
      <text:list xml:id="list7849835329647502077" text:style-name="L38">
        <text:list-item>
          <text:p text:style-name="P105">字段名:类型</text:p>
        </text:list-item>
        <text:list-item>
          <text:p text:style-name="P105">字段名:描述</text:p>
        </text:list-item>
        <text:list-item>
          <text:p text:style-name="P105">字段名:状态</text:p>
        </text:list-item>
      </text:list>
      <text:p text:style-name="P8"><text:tab/><text:tab/><text:tab/><text:tab/>功能名称<text:span text:style-name="T11">2:添加 功能类型:编辑</text:span></text:p>
      <text:list xml:id="list5786657806464727874" text:style-name="L39">
        <text:list-item>
          <text:p text:style-name="P106">字段名:类型 字段类型:文本框 必填</text:p>
        </text:list-item>
        <text:list-item>
          <text:p text:style-name="P106">字段名:描述 字段类型:文本框 非必填</text:p>
        </text:list-item>
      </text:list>
      <text:p text:style-name="P8"><text:tab/><text:tab/><text:tab/><text:tab/>功能名称<text:span text:style-name="T11">3:编辑 功能类型:编辑</text:span></text:p>
      <text:list xml:id="list502497203646631875" text:style-name="L40">
        <text:list-item>
          <text:p text:style-name="P107">字段名:类型 字段类型:文本框 必填</text:p>
        </text:list-item>
        <text:list-item>
          <text:p text:style-name="P107">字段名:描述 字段类型:文本框 非必填</text:p>
        </text:list-item>
      </text:list>
      <text:p text:style-name="P8"><text:tab/><text:tab/><text:tab/><text:tab/>功能名称<text:span text:style-name="T11">4:删除 功能类型:编辑</text:span></text:p>
      <text:p text:style-name="P8"><text:tab/><text:tab/><text:tab/><text:tab/>功能名称<text:span text:style-name="T11">5:冻结 功能类型:编辑</text:span></text:p>
      <text:p text:style-name="P8"><text:tab/><text:tab/><text:tab/><text:tab/>功能名称<text:span text:style-name="T11">6:解冻 功能类型:编辑</text:span></text:p>
      <text:p text:style-name="P8"/>
      <text:p text:style-name="P8"/>
      <text:p text:style-name="P23"><text:tab/><text:tab/><text:tab/><text:span text:style-name="T79">导航下拉条</text:span><text:span text:style-name="T80">4:汇总</text:span></text:p>
      <text:p text:style-name="P24"><text:tab/><text:tab/><text:tab/><text:tab/>导航名<text:span text:style-name="T77">1:</text:span><text:bookmark-start text:name="__DdeLink__1608_552270941"/><text:span text:style-name="T77">员工信息管理进度汇总</text:span><text:bookmark-end text:name="__DdeLink__1608_552270941"/></text:p>
      <text:p text:style-name="P112"><text:tab/><text:tab/><text:tab/><text:tab/><text:tab/>功能名<text:span text:style-name="T73">称</text:span><text:span text:style-name="T74">1:</text:span><text:span text:style-name="T43">当天员工信息管理汇总 功能类型:汇总</text:span><text:span text:style-name="T45">(staffrecords/v1/day/collect)</text:span></text:p>
      <text:list xml:id="list9122719488248539971" text:style-name="L41">
        <text:list-item>
          <text:p text:style-name="P108">字段名:<text:bookmark-start text:name="__DdeLink__1610_552270941"/>地区<text:bookmark-end text:name="__DdeLink__1610_552270941"/></text:p>
        </text:list-item>
        <text:list-item>
          <text:p text:style-name="P108">字段名:项目组/部门</text:p>
        </text:list-item>
        <text:list-item>
          <text:p text:style-name="P108">字段名:入职人数</text:p>
        </text:list-item>
        <text:list-item>
          <text:p text:style-name="P108">字段名:<text:bookmark-start text:name="__DdeLink__1612_552270941"/>建立员工档案数<text:bookmark-end text:name="__DdeLink__1612_552270941"/></text:p>
        </text:list-item>
        <text:list-item>
          <text:p text:style-name="P108">字段名:<text:bookmark-start text:name="__DdeLink__1614_552270941"/>录入员工信息数<text:bookmark-end text:name="__DdeLink__1614_552270941"/></text:p>
        </text:list-item>
        <text:list-item>
          <text:p text:style-name="P108">字段名:<text:bookmark-start text:name="__DdeLink__1616_552270941"/>离职人数<text:bookmark-end text:name="__DdeLink__1616_552270941"/></text:p>
        </text:list-item>
        <text:list-item>
          <text:p text:style-name="P108">字段名:<text:bookmark-start text:name="__DdeLink__1618_552270941"/>冻结员工信息数<text:bookmark-end text:name="__DdeLink__1618_552270941"/></text:p>
        </text:list-item>
        <text:list-item>
          <text:p text:style-name="P108">字段名:<text:bookmark-start text:name="__DdeLink__1620_552270941"/>更新招投标人员信息数<text:bookmark-end text:name="__DdeLink__1620_552270941"/></text:p>
        </text:list-item>
        <text:list-item>
          <text:p text:style-name="P108">字段名:<text:bookmark-start text:name="__DdeLink__1622_552270941"/>更新对外宣传人员信息数<text:bookmark-end text:name="__DdeLink__1622_552270941"/></text:p>
        </text:list-item>
        <text:list-item>
          <text:p text:style-name="P108">字段名:<text:bookmark-start text:name="__DdeLink__1624_552270941"/>更新项目人员信息数<text:bookmark-end text:name="__DdeLink__1624_552270941"/></text:p>
        </text:list-item>
      </text:list>
      <text:p text:style-name="P112"><text:tab/><text:tab/><text:tab/><text:tab/><text:tab/>功能名<text:span text:style-name="T73">称</text:span><text:span text:style-name="T75">2</text:span><text:span text:style-name="T74">:</text:span><text:span text:style-name="T44">周</text:span><text:span text:style-name="T38">员工信息管理汇总</text:span><text:span text:style-name="T46"> </text:span><text:span text:style-name="T43">功能类型:汇总</text:span><text:span text:style-name="T45">(staffrecords/v1/week/collect)</text:span></text:p>
      <text:list xml:id="list4752447554588809269" text:style-name="L42">
        <text:list-item>
          <text:p text:style-name="P109">字段名:地区</text:p>
        </text:list-item>
        <text:list-item>
          <text:p text:style-name="P109">字段名:项目组/部门</text:p>
        </text:list-item>
        <text:list-item>
          <text:p text:style-name="P109"><text:soft-page-break/>字段名:入职人数</text:p>
        </text:list-item>
        <text:list-item>
          <text:p text:style-name="P109">字段名:建立员工档案数</text:p>
        </text:list-item>
        <text:list-item>
          <text:p text:style-name="P109">字段名:录入员工信息数</text:p>
        </text:list-item>
        <text:list-item>
          <text:p text:style-name="P109">字段名:离职人数</text:p>
        </text:list-item>
        <text:list-item>
          <text:p text:style-name="P109">字段名:冻结员工信息数</text:p>
        </text:list-item>
        <text:list-item>
          <text:p text:style-name="P109">字段名:更新招投标人员信息数</text:p>
        </text:list-item>
        <text:list-item>
          <text:p text:style-name="P109">字段名:更新对外宣传人员信息数</text:p>
        </text:list-item>
        <text:list-item>
          <text:p text:style-name="P109">字段名:更新项目人员信息数</text:p>
        </text:list-item>
      </text:list>
      <text:p text:style-name="P112"><text:tab/><text:tab/><text:tab/><text:tab/><text:tab/>功能名<text:span text:style-name="T73">称</text:span><text:span text:style-name="T75">3</text:span><text:span text:style-name="T74">:</text:span><text:span text:style-name="T39">月</text:span><text:span text:style-name="T38">员工信息管理汇总</text:span><text:span text:style-name="T46"> </text:span><text:span text:style-name="T43">功能类型:汇总</text:span><text:span text:style-name="T45">(staffrecords/v1/month/collect)</text:span></text:p>
      <text:list xml:id="list7702398630208811329" text:style-name="L43">
        <text:list-item>
          <text:p text:style-name="P110">字段名:地区</text:p>
        </text:list-item>
        <text:list-item>
          <text:p text:style-name="P110">字段名:项目组/部门</text:p>
        </text:list-item>
        <text:list-item>
          <text:p text:style-name="P110">字段名:入职人数</text:p>
        </text:list-item>
        <text:list-item>
          <text:p text:style-name="P110">字段名:建立员工档案数</text:p>
        </text:list-item>
        <text:list-item>
          <text:p text:style-name="P110">字段名:录入员工信息数</text:p>
        </text:list-item>
        <text:list-item>
          <text:p text:style-name="P110">字段名:离职人数</text:p>
        </text:list-item>
        <text:list-item>
          <text:p text:style-name="P110">字段名:冻结员工信息数</text:p>
        </text:list-item>
        <text:list-item>
          <text:p text:style-name="P110">字段名:更新招投标人员信息数</text:p>
        </text:list-item>
        <text:list-item>
          <text:p text:style-name="P110">字段名:更新对外宣传人员信息数</text:p>
        </text:list-item>
        <text:list-item>
          <text:p text:style-name="P110">字段名:更新项目人员信息数</text:p>
        </text:list-item>
      </text:list>
      <text:p text:style-name="P112"><text:tab/><text:tab/><text:tab/><text:tab/><text:tab/>功能名<text:span text:style-name="T73">称</text:span><text:span text:style-name="T75">4</text:span><text:span text:style-name="T74">:</text:span><text:span text:style-name="T39">员</text:span><text:span text:style-name="T49">工信息管理汇总累计</text:span><text:span text:style-name="T46"> </text:span><text:span text:style-name="T43">功能类型:汇总</text:span><text:span text:style-name="T45">(staffrecords/v1/totalCollect)</text:span></text:p>
      <text:list xml:id="list8873078070067075377" text:style-name="L44">
        <text:list-item>
          <text:p text:style-name="P111">字段名:地区</text:p>
        </text:list-item>
        <text:list-item>
          <text:p text:style-name="P111">字段名:项目组/部门</text:p>
        </text:list-item>
        <text:list-item>
          <text:p text:style-name="P111">字段名:入职人数</text:p>
        </text:list-item>
        <text:list-item>
          <text:p text:style-name="P111">字段名:建立员工档案数</text:p>
        </text:list-item>
        <text:list-item>
          <text:p text:style-name="P111">字段名:录入员工信息数</text:p>
        </text:list-item>
        <text:list-item>
          <text:p text:style-name="P111">字段名:离职人数</text:p>
        </text:list-item>
        <text:list-item>
          <text:p text:style-name="P111">字段名:冻结员工信息数</text:p>
        </text:list-item>
        <text:list-item>
          <text:p text:style-name="P111">字段名:更新招投标人员信息数</text:p>
        </text:list-item>
        <text:list-item>
          <text:p text:style-name="P111">字段名:更新对外宣传人员信息数</text:p>
        </text:list-item>
        <text:list-item>
          <text:p text:style-name="P111">字段名:更新项目人员信息数</text:p>
        </text:list-item>
      </text:list>
      <text:p text:style-name="P112"><text:tab/><text:tab/><text:tab/><text:tab/><text:tab/><text:span text:style-name="T88">功能名称</text:span><text:span text:style-name="T89">5:日汇总图形化 功能类型:汇总(staffrecords/v1/figureShow/day)</text:span></text:p>
      <text:list xml:id="list6454375207679585414" text:style-name="L45">
        <text:list-item>
          <text:p text:style-name="P116">字段名:项目组/部门</text:p>
        </text:list-item>
        <text:list-item>
          <text:p text:style-name="P116">字段名:入职人数</text:p>
        </text:list-item>
        <text:list-item>
          <text:p text:style-name="P116">字段名:建立员工档案数</text:p>
        </text:list-item>
        <text:list-item>
          <text:p text:style-name="P116">字段名:录入员工信息数</text:p>
        </text:list-item>
        <text:list-item>
          <text:p text:style-name="P116">字段名:离职人数</text:p>
        </text:list-item>
        <text:list-item>
          <text:p text:style-name="P116">字段名:冻结员工信息数</text:p>
        </text:list-item>
        <text:list-item>
          <text:p text:style-name="P116">字段名:更新招投标人员信息数</text:p>
        </text:list-item>
        <text:list-item>
          <text:p text:style-name="P116">字段名:更新对外宣传人员信息数</text:p>
        </text:list-item>
        <text:list-item>
          <text:p text:style-name="P116">字段名:更新项目人员信息数</text:p>
        </text:list-item>
      </text:list>
      <text:p text:style-name="P112"><text:span text:style-name="T88"><text:tab/><text:tab/><text:tab/><text:tab/><text:tab/>功能名称</text:span><text:span text:style-name="T90">6</text:span><text:span text:style-name="T89">:周汇总图形化 功能类型:汇总(</text:span><text:span text:style-name="T90">staffrecords/v1/figureShow/week</text:span><text:span text:style-name="T89">)</text:span></text:p>
      <text:list xml:id="list101618804197021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<text:soft-page-break/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  <text:p text:style-name="P112"><text:span text:style-name="T88"><text:tab/><text:tab/><text:tab/><text:tab/><text:tab/>功能名称</text:span><text:span text:style-name="T90">7</text:span><text:span text:style-name="T89">:月汇总图形化 功能类型:汇总(</text:span><text:span text:style-name="T90">staffrecords/v1/figureShow/month</text:span><text:span text:style-name="T89">)</text:span></text:p>
      <text:list xml:id="list101618613298529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  <text:p text:style-name="P113"><text:span text:style-name="T88"><text:tab/><text:tab/><text:tab/><text:tab/><text:tab/>功能名称</text:span><text:span text:style-name="T90">8</text:span><text:span text:style-name="T89">:累计汇总图形化 功能类型:汇总(</text:span><text:span text:style-name="T91">staffrecords/v1/figureShow/all</text:span><text:span text:style-name="T89">)</text:span></text:p>
      <text:list xml:id="list101618532100208" text:continue-numbering="true" text:style-name="L45">
        <text:list-item>
          <text:p text:style-name="P117">字段名:项目组/部门</text:p>
        </text:list-item>
        <text:list-item>
          <text:p text:style-name="P117">字段名:入职人数</text:p>
        </text:list-item>
        <text:list-item>
          <text:p text:style-name="P117">字段名:建立员工档案数</text:p>
        </text:list-item>
        <text:list-item>
          <text:p text:style-name="P117">字段名:录入员工信息数</text:p>
        </text:list-item>
        <text:list-item>
          <text:p text:style-name="P117">字段名:离职人数</text:p>
        </text:list-item>
        <text:list-item>
          <text:p text:style-name="P117">字段名:冻结员工信息数</text:p>
        </text:list-item>
        <text:list-item>
          <text:p text:style-name="P117">字段名:更新招投标人员信息数</text:p>
        </text:list-item>
        <text:list-item>
          <text:p text:style-name="P117">字段名:更新对外宣传人员信息数</text:p>
        </text:list-item>
        <text:list-item>
          <text:p text:style-name="P117">字段名:更新项目人员信息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1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11-16T10:15:55.641412808</dc:date>
    <meta:editing-duration>P3DT21H38M6S</meta:editing-duration>
    <meta:editing-cycles>108</meta:editing-cycles>
    <meta:generator>LibreOffice/5.1.6.2.0$Linux_X86_64 LibreOffice_project/10$Build-2</meta:generator>
    <meta:document-statistic meta:table-count="0" meta:image-count="0" meta:object-count="0" meta:page-count="14" meta:paragraph-count="586" meta:word-count="8352" meta:character-count="12758" meta:non-whitespace-character-count="11661"/>
  </office:meta>
</office:document-meta>
</file>